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903in" style:rel-column-width="11264*"/>
    </style:style>
    <style:style style:name="Table1.B" style:family="table-column">
      <style:table-column-properties style:column-width="5.7347in" style:rel-column-width="5427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Standard">
      <style:paragraph-properties fo:margin-top="0in" fo:margin-bottom="0in" fo:text-align="start" style:justify-single-word="false"/>
      <style:text-properties style:font-name="DejaVu Serif" fo:font-size="11pt" fo:font-weight="normal" style:font-name-asian="Microsoft YaHei" style:font-size-asian="11pt" style:font-weight-asian="normal" style:font-name-complex="Arial1" style:font-size-complex="11pt" style:font-weight-complex="normal"/>
    </style:style>
    <style:style style:name="P3" style:family="paragraph" style:parent-style-name="Text_20_body">
      <style:paragraph-properties loext:contextual-spacing="false" fo:margin-top="0in" fo:margin-bottom="0in"/>
      <style:text-properties fo:font-style="italic" style:font-style-asian="italic" style:font-style-complex="italic"/>
    </style:style>
    <style:style style:name="P4" style:family="paragraph" style:parent-style-name="Text_20_body">
      <style:paragraph-properties fo:margin-top="0in" fo:margin-bottom="0in" fo:text-align="start" style:justify-single-word="false"/>
      <style:text-properties fo:font-size="11pt" fo:font-weight="normal" style:font-size-asian="11pt" style:font-weight-asian="normal" style:font-size-complex="11pt" style:font-weight-complex="normal"/>
    </style:style>
    <style:style style:name="P5" style:family="paragraph" style:parent-style-name="Text_20_body">
      <style:paragraph-properties fo:margin-top="0in" fo:margin-bottom="0in" fo:text-align="start" style:justify-single-word="false"/>
      <style:text-properties fo:font-size="11pt" fo:font-weight="bold" style:font-size-asian="11pt" style:font-weight-asian="bold" style:font-size-complex="11pt" style:font-weight-complex="bold"/>
    </style:style>
    <style:style style:name="P6" style:family="paragraph" style:parent-style-name="Text_20_body">
      <style:paragraph-properties fo:margin-top="0in" fo:margin-bottom="0in" fo:text-align="start"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paragraph-properties fo:margin-top="0in" fo:margin-bottom="0in"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paragraph-properties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9" style:family="paragraph" style:parent-style-name="Standard">
      <style:text-properties style:font-name="DejaVu Serif"/>
    </style:style>
    <style:style style:name="P10" style:family="paragraph" style:parent-style-name="Standard">
      <style:text-properties style:font-name="DejaVu Serif" fo:font-size="11pt" style:font-size-asian="11pt" style:font-size-complex="11pt"/>
    </style:style>
    <style:style style:name="P11"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2" style:family="paragraph" style:parent-style-name="Standard">
      <style:text-properties style:font-name="DejaVu Serif" fo:font-size="11pt" fo:font-weight="normal" style:font-size-asian="11pt" style:font-weight-asian="normal" style:font-size-complex="11pt" style:font-weight-complex="normal"/>
    </style:style>
    <style:style style:name="P13"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14"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5" style:family="paragraph" style:parent-style-name="Standard">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16" style:family="paragraph" style:parent-style-name="Standard">
      <style:text-properties style:font-name="DejaVu Serif" fo:font-size="13.1000003814697pt" fo:font-weight="bold" style:font-name-asian="Microsoft YaHei" style:font-size-asian="13.1000003814697pt" style:font-weight-asian="bold" style:font-name-complex="Arial1" style:font-size-complex="13.1000003814697pt" style:font-weight-complex="bold"/>
    </style:style>
    <style:style style:name="P17" style:family="paragraph" style:parent-style-name="Standard">
      <style:text-properties style:font-name="DejaVu Serif" fo:font-size="9pt" fo:font-weight="normal" style:font-name-asian="Microsoft YaHei" style:font-size-asian="9pt" style:font-weight-asian="normal" style:font-name-complex="Arial1" style:font-size-complex="9pt" style:font-weight-complex="normal"/>
    </style:style>
    <style:style style:name="P18" style:family="paragraph" style:parent-style-name="Standard">
      <style:paragraph-properties fo:text-align="start" style:justify-single-word="false"/>
      <style:text-properties style:font-name="DejaVu Serif" fo:font-size="9pt" fo:font-style="normal" style:text-underline-style="solid" style:text-underline-width="auto" style:text-underline-color="font-color" fo:font-weight="normal" style:font-name-asian="Microsoft YaHei" style:font-size-asian="9pt" style:font-style-asian="normal" style:font-weight-asian="normal" style:font-name-complex="Arial1" style:font-size-complex="9pt" style:font-style-complex="normal" style:font-weight-complex="normal"/>
    </style:style>
    <style:style style:name="P19" style:family="paragraph" style:parent-style-name="Standard">
      <style:text-properties style:font-name="DejaVu Serif" fo:font-size="9pt" fo:font-style="italic" fo:font-weight="normal" style:font-name-asian="Microsoft YaHei" style:font-size-asian="9pt" style:font-style-asian="italic" style:font-weight-asian="normal" style:font-name-complex="Arial1" style:font-size-complex="9pt" style:font-style-complex="italic" style:font-weight-complex="normal"/>
    </style:style>
    <style:style style:name="P20" style:family="paragraph" style:parent-style-name="Standard">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21"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22"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23"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24"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25" style:family="paragraph" style:parent-style-name="Table_20_Contents">
      <style:text-properties style:font-name="DejaVu Serif" fo:font-size="11pt" style:font-name-asian="Microsoft YaHei" style:font-size-asian="11pt" style:font-name-complex="Arial1" style:font-size-complex="11pt"/>
    </style:style>
    <style:style style:name="P26"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7" style:family="paragraph" style:parent-style-name="Text_20_body">
      <style:text-properties style:font-name="DejaVu Serif" fo:font-size="11pt" fo:font-weight="normal" style:font-size-asian="11pt" style:font-weight-asian="normal" style:font-size-complex="11pt" style:font-weight-complex="normal"/>
    </style:style>
    <style:style style:name="P28" style:family="paragraph" style:parent-style-name="Text_20_body">
      <style:text-properties style:font-name="DejaVu Serif" fo:font-size="11pt" fo:font-weight="normal" style:font-name-asian="Microsoft YaHei" style:font-size-asian="11pt" style:font-weight-asian="normal" style:font-name-complex="Arial1" style:font-size-complex="11pt" style:font-weight-complex="normal"/>
    </style:style>
    <style:style style:name="P29" style:family="paragraph" style:parent-style-name="Text_20_body">
      <style:text-properties style:font-name="DejaVu Serif" fo:font-size="11pt" style:font-size-asian="11pt" style:font-size-complex="11pt"/>
    </style:style>
    <style:style style:name="P30" style:family="paragraph" style:parent-style-name="Text_20_body">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Text_20_body">
      <style:text-properties style:font-name="DejaVu Serif" fo:font-size="9pt" fo:font-style="italic" fo:font-weight="normal" style:font-size-asian="9pt" style:font-style-asian="italic" style:font-weight-asian="normal" style:font-size-complex="9pt" style:font-style-complex="italic" style:font-weight-complex="normal"/>
    </style:style>
    <style:style style:name="P32" style:family="paragraph" style:parent-style-name="Standard">
      <style:paragraph-properties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3" style:family="paragraph" style:parent-style-name="Standard">
      <style:text-properties style:font-name="DejaVu Serif" fo:font-size="11pt" style:font-size-asian="11pt" style:font-size-complex="11pt"/>
    </style:style>
    <style:style style:name="P34"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35"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36"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37"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38"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39"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40"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41" style:family="paragraph" style:parent-style-name="Standard" style:list-style-name="L12">
      <style:text-properties style:font-name="DejaVu Serif" fo:font-size="11pt" fo:font-weight="normal" style:font-name-asian="Microsoft YaHei" style:font-size-asian="11pt" style:font-weight-asian="normal" style:font-name-complex="Arial1" style:font-size-complex="11pt" style:font-weight-complex="normal"/>
    </style:style>
    <style:style style:name="P42"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43" style:family="paragraph" style:parent-style-name="Standard" style:list-style-name="L39">
      <style:text-properties style:font-name="DejaVu Serif" fo:font-size="11pt" fo:font-weight="normal" style:font-name-asian="Microsoft YaHei" style:font-size-asian="11pt" style:font-weight-asian="normal" style:font-name-complex="Arial1" style:font-size-complex="11pt" style:font-weight-complex="normal"/>
    </style:style>
    <style:style style:name="P44" style:family="paragraph" style:parent-style-name="Standard">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5"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6"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7"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8"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49" style:family="paragraph" style:parent-style-name="Standard" style:list-style-name="L1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0" style:family="paragraph" style:parent-style-name="Standard" style:list-style-name="L2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1" style:family="paragraph" style:parent-style-name="Standard" style:list-style-name="L2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2" style:family="paragraph" style:parent-style-name="Standard" style:list-style-name="L3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3" style:family="paragraph" style:parent-style-name="Standard" style:list-style-name="L31">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4" style:family="paragraph" style:parent-style-name="Standard" style:list-style-name="L3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5" style:family="paragraph" style:parent-style-name="Standard" style:list-style-name="L33">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6" style:family="paragraph" style:parent-style-name="Standard" style:list-style-name="L34">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7" style:family="paragraph" style:parent-style-name="Standard" style:list-style-name="L35">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8" style:family="paragraph" style:parent-style-name="Standard" style:list-style-name="L37">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59" style:family="paragraph" style:parent-style-name="Standard" style:list-style-name="L3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60"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61"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62"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63" style:family="paragraph" style:parent-style-name="Standard" style:list-style-name="L11">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64"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65" style:family="paragraph" style:parent-style-name="Standard" style:list-style-name="L14">
      <style:paragraph-properties fo:text-align="start" style:justify-single-word="false"/>
      <style:text-properties style:font-name="DejaVu Serif" fo:font-size="9pt" fo:font-style="normal" style:text-underline-style="none" fo:font-weight="bold" style:font-name-asian="Microsoft YaHei" style:font-size-asian="9pt" style:font-style-asian="normal" style:font-weight-asian="bold" style:font-name-complex="Arial1" style:font-size-complex="9pt" style:font-style-complex="normal" style:font-weight-complex="bold"/>
    </style:style>
    <style:style style:name="P66" style:family="paragraph" style:parent-style-name="Standard" style:list-style-name="L14">
      <style:paragraph-properties fo:text-align="start" style:justify-single-word="false"/>
      <style:text-properties style:font-name="DejaVu Serif" fo:font-size="9pt" fo:font-style="normal" style:text-underline-style="none" fo:font-weight="normal" style:font-name-asian="Microsoft YaHei" style:font-size-asian="9pt" style:font-style-asian="normal" style:font-weight-asian="normal" style:font-name-complex="Arial1" style:font-size-complex="9pt" style:font-style-complex="normal" style:font-weight-complex="normal"/>
    </style:style>
    <style:style style:name="P67" style:family="paragraph" style:parent-style-name="Standard" style:list-style-name="L15">
      <style:text-properties style:font-name="DejaVu Serif" fo:font-size="9pt" fo:font-style="normal" fo:font-weight="bold" style:font-name-asian="Microsoft YaHei" style:font-size-asian="9pt" style:font-style-asian="normal" style:font-weight-asian="bold" style:font-name-complex="Arial1" style:font-size-complex="9pt" style:font-style-complex="normal" style:font-weight-complex="bold"/>
    </style:style>
    <style:style style:name="P68" style:family="paragraph" style:parent-style-name="Standard" style:list-style-name="L1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69" style:family="paragraph" style:parent-style-name="Standard" style:list-style-name="L19">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70" style:family="paragraph" style:parent-style-name="Standard" style:list-style-name="L27">
      <style:text-properties style:font-name="DejaVu Serif" fo:font-size="9pt" fo:font-style="normal" fo:font-weight="normal" style:font-name-asian="Microsoft YaHei" style:font-size-asian="9pt" style:font-style-asian="normal" style:font-weight-asian="normal" style:font-name-complex="Arial1" style:font-size-complex="9pt" style:font-style-complex="normal" style:font-weight-complex="normal"/>
    </style:style>
    <style:style style:name="P71" style:family="paragraph" style:parent-style-name="Standard" style:list-style-name="L15">
      <style:text-properties style:font-name="DejaVu Serif" fo:font-size="9pt" fo:font-style="italic" fo:font-weight="bold" style:font-name-asian="Microsoft YaHei" style:font-size-asian="9pt" style:font-style-asian="italic" style:font-weight-asian="bold" style:font-name-complex="Arial1" style:font-size-complex="9pt" style:font-style-complex="italic" style:font-weight-complex="bold"/>
    </style:style>
    <style:style style:name="P72" style:family="paragraph" style:parent-style-name="Standard" style:list-style-name="L16">
      <style:text-properties style:font-name="DejaVu Serif" fo:font-size="9pt" fo:font-weight="bold" style:font-name-asian="Microsoft YaHei" style:font-size-asian="9pt" style:font-weight-asian="bold" style:font-name-complex="Arial1" style:font-size-complex="9pt" style:font-weight-complex="bold"/>
    </style:style>
    <style:style style:name="P73" style:family="paragraph" style:parent-style-name="Standard" style:list-style-name="L17">
      <style:text-properties style:font-name="DejaVu Serif" fo:font-size="9pt" fo:font-weight="bold" style:font-name-asian="Microsoft YaHei" style:font-size-asian="9pt" style:font-weight-asian="bold" style:font-name-complex="Arial1" style:font-size-complex="9pt" style:font-weight-complex="bold"/>
    </style:style>
    <style:style style:name="P74" style:family="paragraph" style:parent-style-name="Standard" style:list-style-name="L18">
      <style:text-properties style:font-name="DejaVu Serif" fo:font-size="9pt" fo:font-weight="bold" style:font-name-asian="Microsoft YaHei" style:font-size-asian="9pt" style:font-weight-asian="bold" style:font-name-complex="Arial1" style:font-size-complex="9pt" style:font-weight-complex="bold"/>
    </style:style>
    <style:style style:name="P75" style:family="paragraph" style:parent-style-name="Standard" style:list-style-name="L19">
      <style:text-properties style:font-name="DejaVu Serif" fo:font-size="9pt" fo:font-weight="bold" style:font-name-asian="Microsoft YaHei" style:font-size-asian="9pt" style:font-weight-asian="bold" style:font-name-complex="Arial1" style:font-size-complex="9pt" style:font-weight-complex="bold"/>
    </style:style>
    <style:style style:name="P76" style:family="paragraph" style:parent-style-name="Standard" style:list-style-name="L27">
      <style:text-properties style:font-name="DejaVu Serif" fo:font-size="9pt" fo:font-weight="bold" style:font-name-asian="Microsoft YaHei" style:font-size-asian="9pt" style:font-weight-asian="bold" style:font-name-complex="Arial1" style:font-size-complex="9pt" style:font-weight-complex="bold"/>
    </style:style>
    <style:style style:name="P77" style:family="paragraph" style:parent-style-name="Standard" style:list-style-name="L16">
      <style:text-properties style:font-name="DejaVu Serif" fo:font-size="9pt" fo:font-weight="normal" style:font-name-asian="Microsoft YaHei" style:font-size-asian="9pt" style:font-weight-asian="normal" style:font-name-complex="Arial1" style:font-size-complex="9pt" style:font-weight-complex="normal"/>
    </style:style>
    <style:style style:name="P78" style:family="paragraph" style:parent-style-name="Standard" style:list-style-name="L17">
      <style:text-properties style:font-name="DejaVu Serif" fo:font-size="9pt" fo:font-weight="normal" style:font-name-asian="Microsoft YaHei" style:font-size-asian="9pt" style:font-weight-asian="normal" style:font-name-complex="Arial1" style:font-size-complex="9pt" style:font-weight-complex="normal"/>
    </style:style>
    <style:style style:name="P79" style:family="paragraph" style:parent-style-name="Standard" style:list-style-name="L18">
      <style:text-properties style:font-name="DejaVu Serif" fo:font-size="9pt" fo:font-weight="normal" style:font-name-asian="Microsoft YaHei" style:font-size-asian="9pt" style:font-weight-asian="normal" style:font-name-complex="Arial1" style:font-size-complex="9pt" style:font-weight-complex="normal"/>
    </style:style>
    <style:style style:name="P80" style:family="paragraph" style:parent-style-name="Standard" style:list-style-name="L19">
      <style:text-properties style:font-name="DejaVu Serif" fo:font-size="9pt" fo:font-weight="normal" style:font-name-asian="Microsoft YaHei" style:font-size-asian="9pt" style:font-weight-asian="normal" style:font-name-complex="Arial1" style:font-size-complex="9pt" style:font-weight-complex="normal"/>
    </style:style>
    <style:style style:name="P81" style:family="paragraph" style:parent-style-name="Standard" style:list-style-name="L25">
      <style:text-properties style:font-name="DejaVu Serif" fo:font-size="9pt" fo:font-weight="normal" style:font-name-asian="Microsoft YaHei" style:font-size-asian="9pt" style:font-weight-asian="normal" style:font-name-complex="Arial1" style:font-size-complex="9pt" style:font-weight-complex="normal"/>
    </style:style>
    <style:style style:name="P82" style:family="paragraph" style:parent-style-name="Standard"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P83" style:family="paragraph" style:parent-style-name="Standard" style:list-style-name="L27">
      <style:text-properties style:font-name="DejaVu Serif" fo:font-size="9pt" fo:font-weight="normal" style:font-name-asian="Microsoft YaHei" style:font-size-asian="9pt" style:font-weight-asian="normal" style:font-name-complex="Arial1" style:font-size-complex="9pt" style:font-weight-complex="normal"/>
    </style:style>
    <style:style style:name="P84" style:family="paragraph" style:parent-style-name="Standard" style:list-style-name="L23">
      <style:text-properties style:font-name="DejaVu Serif" fo:font-size="9pt" fo:font-weight="normal" style:font-size-asian="9pt" style:font-weight-asian="normal" style:font-size-complex="9pt" style:font-weight-complex="normal"/>
    </style:style>
    <style:style style:name="P85" style:family="paragraph" style:parent-style-name="Standard" style:list-style-name="L25">
      <style:text-properties style:font-name="DejaVu Serif" fo:font-size="9pt" fo:font-weight="normal" style:font-size-asian="9pt" style:font-weight-asian="normal" style:font-size-complex="9pt" style:font-weight-complex="normal"/>
    </style:style>
    <style:style style:name="P86" style:family="paragraph" style:parent-style-name="Standard" style:list-style-name="L23">
      <style:text-properties fo:font-size="9pt" fo:font-weight="bold" style:font-size-asian="9pt" style:font-weight-asian="bold" style:font-size-complex="9pt" style:font-weight-complex="bold"/>
    </style:style>
    <style:style style:name="P87" style:family="paragraph" style:parent-style-name="Standard" style:list-style-name="L23">
      <style:text-properties fo:font-size="9pt" style:font-size-asian="9pt" style:font-size-complex="9pt"/>
    </style:style>
    <style:style style:name="P88" style:family="paragraph" style:parent-style-name="Standard" style:list-style-name="L24">
      <style:text-properties fo:font-size="9pt" style:font-size-asian="9pt" style:font-size-complex="9pt"/>
    </style:style>
    <style:style style:name="P89" style:family="paragraph" style:parent-style-name="Standard">
      <style:paragraph-properties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90" style:family="paragraph" style:parent-style-name="Heading_20_1">
      <style:paragraph-properties loext:contextual-spacing="false" fo:margin-top="0in" fo:margin-bottom="0in"/>
    </style:style>
    <style:style style:name="P91"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92" style:family="paragraph" style:parent-style-name="Heading_20_1">
      <style:paragraph-properties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93"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94" style:family="paragraph" style:parent-style-name="Text_20_body">
      <style:paragraph-properties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95" style:family="paragraph" style:parent-style-name="Text_20_body">
      <style:paragraph-properties fo:margin-top="0in" fo:margin-bottom="0in" fo:text-align="start" style:justify-single-word="false"/>
      <style:text-properties style:font-name="DejaVu Serif" fo:font-size="11pt" fo:font-weight="bold" style:font-name-asian="Microsoft YaHei" style:font-size-asian="11pt" style:font-weight-asian="bold" style:font-name-complex="Arial1" style:font-size-complex="11pt" style:font-weight-complex="bold"/>
    </style:style>
    <style:style style:name="P96" style:family="paragraph" style:parent-style-name="Text_20_body">
      <style:paragraph-properties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97" style:family="paragraph" style:parent-style-name="Text_20_body" style:list-style-name="L20">
      <style:text-properties style:font-name="DejaVu Serif" fo:font-size="9pt" fo:font-weight="normal" style:font-size-asian="9pt" style:font-weight-asian="normal" style:font-size-complex="9pt" style:font-weight-complex="normal"/>
    </style:style>
    <style:style style:name="P98" style:family="paragraph" style:parent-style-name="Text_20_body" style:list-style-name="L21">
      <style:text-properties style:font-name="DejaVu Serif" fo:font-size="9pt" fo:font-weight="normal" style:font-size-asian="9pt" style:font-weight-asian="normal" style:font-size-complex="9pt" style:font-weight-complex="normal"/>
    </style:style>
    <style:style style:name="P99" style:family="paragraph" style:parent-style-name="Text_20_body" style:list-style-name="L22">
      <style:text-properties style:font-name="DejaVu Serif" fo:font-size="9pt" fo:font-weight="normal" style:font-size-asian="9pt" style:font-weight-asian="normal" style:font-size-complex="9pt" style:font-weight-complex="normal"/>
    </style:style>
    <style:style style:name="P100" style:family="paragraph" style:parent-style-name="Text_20_body" style:list-style-name="L26">
      <style:text-properties style:font-name="DejaVu Serif" fo:font-size="9pt" fo:font-weight="normal" style:font-name-asian="Microsoft YaHei" style:font-size-asian="9pt" style:font-weight-asian="normal" style:font-name-complex="Arial1" style:font-size-complex="9pt" style:font-weight-complex="normal"/>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weight="normal" style:font-weight-asian="normal" style:font-weight-complex="normal"/>
    </style:style>
    <style:style style:name="T13" style:family="text">
      <style:text-properties style:font-name="DejaVu Serif" fo:font-weight="normal" style:font-name-asian="Microsoft YaHei" style:font-weight-asian="normal" style:font-name-complex="Arial1" style:font-weight-complex="normal"/>
    </style:style>
    <style:style style:name="T14" style:family="text">
      <style:text-properties style:font-name="DejaVu Serif" fo:font-weight="bold" style:font-weight-asian="bold" style:font-weight-complex="bold"/>
    </style:style>
    <style:style style:name="T15" style:family="text">
      <style:text-properties style:font-name="DejaVu Serif" fo:font-weight="bold" style:font-name-asian="Microsoft YaHei" style:font-weight-asian="bold" style:font-name-complex="Arial1" style:font-weight-complex="bold"/>
    </style:style>
    <style:style style:name="T16" style:family="text">
      <style:text-properties style:font-name="DejaVu Serif" fo:font-style="italic" fo:font-weight="normal" style:font-style-asian="italic" style:font-weight-asian="normal" style:font-style-complex="italic" style:font-weight-complex="normal"/>
    </style:style>
    <style:style style:name="T17" style:family="text">
      <style:text-properties style:font-name="DejaVu Serif" fo:font-style="italic" fo:font-weight="normal" style:font-name-asian="Microsoft YaHei" style:font-style-asian="italic" style:font-weight-asian="normal" style:font-name-complex="Arial1" style:font-style-complex="italic" style:font-weight-complex="normal"/>
    </style:style>
    <style:style style:name="T18" style:family="text">
      <style:text-properties style:font-name="DejaVu Serif" fo:font-style="italic" style:font-name-asian="Microsoft YaHei" style:font-style-asian="italic" style:font-name-complex="Arial1" style:font-style-complex="italic"/>
    </style:style>
    <style:style style:name="T19" style:family="text">
      <style:text-properties style:font-name="DejaVu Serif" fo:font-style="italic" fo:font-weight="bold" style:font-name-asian="Microsoft YaHei" style:font-style-asian="italic" style:font-weight-asian="bold" style:font-name-complex="Arial1" style:font-style-complex="italic" style:font-weight-complex="bold"/>
    </style:style>
    <style:style style:name="T20" style:family="text">
      <style:text-properties style:font-name="DejaVu Serif" fo:font-style="normal" fo:font-weight="normal" style:font-style-asian="normal" style:font-weight-asian="normal" style:font-style-complex="normal" style:font-weight-complex="normal"/>
    </style:style>
    <style:style style:name="T21" style:family="text">
      <style:text-properties style:font-name="DejaVu Serif" fo:font-style="normal" fo:font-weight="bold" style:font-style-asian="normal" style:font-weight-asian="bold" style:font-style-complex="normal" style:font-weight-complex="bold"/>
    </style:style>
    <style:style style:name="T22" style:family="text">
      <style:text-properties style:font-name="DejaVu Serif" style:font-name-asian="Microsoft YaHei" style:font-name-complex="Arial1"/>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7" style:family="text">
      <style:text-properties fo:font-size="11pt" fo:font-style="italic" fo:font-weight="bold" style:font-size-asian="11pt" style:font-style-asian="italic" style:font-weight-asian="bold" style:font-size-complex="11pt" style:font-style-complex="italic" style:font-weight-complex="bold"/>
    </style:style>
    <style:style style:name="T2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9" style:family="text">
      <style:text-properties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style:font-name-asian="Microsoft YaHei" style:font-weight-asian="bold" style:font-name-complex="Arial1" style:font-weight-complex="bold"/>
    </style:style>
    <style:style style:name="T34" style:family="text">
      <style:text-properties fo:font-weight="normal" style:font-weight-asian="normal" style:font-weight-complex="normal"/>
    </style:style>
    <style:style style:name="T35" style:family="text">
      <style:text-properties fo:font-size="7pt" fo:font-style="normal" fo:font-weight="normal" style:font-size-asian="7pt" style:font-style-asian="normal" style:font-weight-asian="normal" style:font-size-complex="7pt" style:font-style-complex="normal" style:font-weight-complex="normal"/>
    </style:style>
    <style:style style:name="T36" style:family="text">
      <style:text-properties style:font-name-asian="Microsoft YaHei"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text:span text:style-name="T1">Roll High. Or Die. </text:span><text:span text:style-name="T2">(v.0</text:span><text:span text:style-name="T3">2</text:span><text:span text:style-name="T2">)</text:span></text:h>
      <text:p text:style-name="P3"><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3"><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3"><text:span text:style-name="Emphasis"><text:span text:style-name="T4">Edited by Brock Wuth (coming soon...)</text:span></text:span></text:p>
      <text:p text:style-name="P21">Part -1:</text:p>
      <text:p text:style-name="P1"><text:span text:style-name="Emphasis"><text:span text:style-name="T23">An Introduction</text:span></text:span></text:p>
      <text:p text:style-name="Standard"><text:span text:style-name="Emphasis"><text:span text:style-name="T6"/></text:span></text:p>
      <text:p text:style-name="Standard"><text:span text:style-name="Emphasis"><text:span text:style-name="T6">Your heroes are flawed. </text:span></text:span></text:p>
      <text:p text:style-name="Standard"><text:span text:style-name="Emphasis"><text:span text:style-name="T6">Your government is flawed. </text:span></text:span></text:p>
      <text:p text:style-name="Standard"><text:span text:style-name="Emphasis"><text:span text:style-name="T6">Your neighbors are flawed. </text:span></text:span></text:p>
      <text:p text:style-name="Standard"><text:span text:style-name="Emphasis"><text:span text:style-name="T6">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 lacking in that regard.</text:span></text:span></text:p>
      <text:p text:style-name="Standard"><text:span text:style-name="Emphasis"><text:span text:style-name="T6"/></text:span></text:p>
      <text:p text:style-name="Standard"><text:span text:style-name="Emphasis"><text:span text:style-name="T6">This system document assumes you are familiar, if not comfortable, with other TTRPGs, polyhedral dice, and the general concepts of role-playing and improv – yes, but...</text:span></text:span></text:p>
      <text:p text:style-name="Standard"><text:span text:style-name="Emphasis"><text:span text:style-name="T6"/></text:span></text:p>
      <text:p text:style-name="P9"><text:span text:style-name="Emphasis"><text:span text:style-name="T28">When we play TTRPGs we get to write the story of the adventurers who saved the world. Maybe no-one knows, and maybe there is no fame or reward; maybe they are heralded by children as house gods for eons. These stories usually starts small – one healing potion is the difference between life and death. As the story progresses, and your characters get larger, stronger, more influential, it becomes more about these </text:span></text:span><text:span text:style-name="Emphasis"><text:span text:style-name="T26">people</text:span></text:span><text:span text:style-name="Emphasis"><text:span text:style-name="T28">, who </text:span></text:span><text:span text:style-name="Emphasis"><text:span text:style-name="T26">they</text:span></text:span><text:span text:style-name="Emphasis"><text:span text:style-name="T28"> are, what </text:span></text:span><text:span text:style-name="Emphasis"><text:span text:style-name="T26">they</text:span></text:span><text:span text:style-name="Emphasis"><text:span text:style-name="T28"> do, </text:span></text:span><text:span text:style-name="Emphasis"><text:span text:style-name="T27">why</text:span></text:span><text:span text:style-name="Emphasis"><text:span text:style-name="T28"> they do it </text:span></text:span><text:span text:style-name="Emphasis"><text:span text:style-name="T26">that way</text:span></text:span><text:span text:style-name="Emphasis"><text:span text:style-name="T28">, and the barriers they face along the way.</text:span></text:span></text:p>
      <text:p text:style-name="P9"><text:span text:style-name="Emphasis"><text:span text:style-name="T35"/></text:span></text:p>
      <text:p text:style-name="P9"><text:span text:style-name="Emphasis"><text:span text:style-name="T35">And don't be afraid to hack the shit out of what you don't like.</text:span></text:span></text:p>
      <text:p text:style-name="P9"><text:span text:style-name="Emphasis"><text:span text:style-name="T35"/></text:span></text:p>
      <text:p text:style-name="P9"><text:span text:style-name="Emphasis"><text:span text:style-name="T28">Love, Ian</text:span></text:span></text:p>
      <text:p text:style-name="P9"><text:span text:style-name="Emphasis"><text:span text:style-name="T29"/></text:span></text:p>
      <text:p text:style-name="P9"><text:span text:style-name="Emphasis"><text:span text:style-name="T29"/></text:span></text:p>
      <text:p text:style-name="P9"><text:span text:style-name="Emphasis"><text:span text:style-name="T29"/></text:span></text:p>
      <text:p text:style-name="P9"><text:span text:style-name="Emphasis"><text:span text:style-name="T29"/></text:span></text:p>
      <text:p text:style-name="P9"><text:span text:style-name="Emphasis"><text:span text:style-name="T29"/></text:span></text:p>
      <text:p text:style-name="P9"><text:span text:style-name="Emphasis"><text:span text:style-name="T29"/></text:span></text:p>
      <text:p text:style-name="P9"><text:span text:style-name="Emphasis"><text:span text:style-name="T29"/></text:span></text:p>
      <text:p text:style-name="P32"/>
      <text:h text:style-name="P93" text:outline-level="1">Part 0:</text:h>
      <text:p text:style-name="P94">Table of Contents</text:p>
      <text:p text:style-name="P95">Part -1: An Introduction<text:tab/><text:tab/>---</text:p>
      <text:p text:style-name="P95">Part 0: Table of Contents<text:tab/><text:tab/>---</text:p>
      <text:p text:style-name="P95">Part 1: Safety Tools<text:tab/><text:tab/><text:tab/>---</text:p>
      <text:p text:style-name="P95">Part 2: Building a Character<text:tab/><text:tab/>---</text:p>
      <text:p text:style-name="P4"><text:span text:style-name="T22"><text:tab/>Ability Scores<text:tab/><text:tab/><text:tab/></text:span><text:span text:style-name="T15">---</text:span></text:p>
      <text:p text:style-name="P4"><text:span text:style-name="T22"><text:tab/>Heritage<text:tab/><text:tab/><text:tab/><text:tab/></text:span><text:span text:style-name="T15">---</text:span></text:p>
      <text:p text:style-name="P4"><text:span text:style-name="T22"><text:tab/>Culture<text:tab/><text:tab/><text:tab/><text:tab/></text:span><text:span text:style-name="T15">---</text:span></text:p>
      <text:p text:style-name="P4"><text:span text:style-name="T22"><text:tab/>Background<text:tab/><text:tab/><text:tab/><text:tab/></text:span><text:span text:style-name="T15">---</text:span></text:p>
      <text:p text:style-name="P4"><text:span text:style-name="T22"><text:tab/>Class Levels<text:tab/><text:tab/><text:tab/><text:tab/></text:span><text:span text:style-name="T15">---</text:span></text:p>
      <text:p text:style-name="P4"><text:span text:style-name="T22"><text:tab/><text:tab/></text:span><text:span text:style-name="T18">Artificer<text:tab/><text:tab/><text:tab/></text:span><text:span text:style-name="T19">---</text:span></text:p>
      <text:p text:style-name="P7"><text:span text:style-name="T22"><text:tab/><text:tab/></text:span><text:span text:style-name="T18">Barbarian<text:tab/><text:tab/><text:tab/></text:span><text:span text:style-name="T19">---</text:span></text:p>
      <text:p text:style-name="P7"><text:span text:style-name="T22"><text:tab/><text:tab/></text:span><text:span text:style-name="T18">Bard<text:tab/><text:tab/><text:tab/><text:tab/></text:span><text:span text:style-name="T19">---</text:span></text:p>
      <text:p text:style-name="P7"><text:span text:style-name="T22"><text:tab/><text:tab/></text:span><text:span text:style-name="T18">Cleric<text:tab/><text:tab/><text:tab/><text:tab/></text:span><text:span text:style-name="T19">---</text:span></text:p>
      <text:p text:style-name="P7"><text:span text:style-name="T22"><text:tab/><text:tab/></text:span><text:span text:style-name="T18">Druid<text:tab/><text:tab/><text:tab/><text:tab/></text:span><text:span text:style-name="T19">---</text:span></text:p>
      <text:p text:style-name="P7"><text:span text:style-name="T22"><text:tab/><text:tab/></text:span><text:span text:style-name="T18">Fighter<text:tab/><text:tab/><text:tab/></text:span><text:span text:style-name="T19">---</text:span></text:p>
      <text:p text:style-name="P7"><text:span text:style-name="T22"><text:tab/><text:tab/></text:span><text:span text:style-name="T18">Monk<text:tab/><text:tab/><text:tab/><text:tab/></text:span><text:span text:style-name="T19">---</text:span></text:p>
      <text:p text:style-name="P7"><text:span text:style-name="T22"><text:tab/><text:tab/></text:span><text:span text:style-name="T18">Paladin<text:tab/><text:tab/><text:tab/></text:span><text:span text:style-name="T19">---</text:span></text:p>
      <text:p text:style-name="P7"><text:span text:style-name="T22"><text:tab/><text:tab/></text:span><text:span text:style-name="T18">Ranger<text:tab/><text:tab/><text:tab/></text:span><text:span text:style-name="T19">---</text:span></text:p>
      <text:p text:style-name="P7"><text:span text:style-name="T22"><text:tab/><text:tab/></text:span><text:span text:style-name="T18">Rogue<text:tab/><text:tab/><text:tab/></text:span><text:span text:style-name="T19">---</text:span></text:p>
      <text:p text:style-name="P7"><text:span text:style-name="T22"><text:tab/><text:tab/></text:span><text:span text:style-name="T18">Sorcerer<text:tab/><text:tab/><text:tab/></text:span><text:span text:style-name="T19">---</text:span></text:p>
      <text:p text:style-name="P7"><text:span text:style-name="T22"><text:tab/><text:tab/></text:span><text:span text:style-name="T18">Warlock<text:tab/><text:tab/><text:tab/></text:span><text:span text:style-name="T19">---</text:span></text:p>
      <text:p text:style-name="P7"><text:span text:style-name="T22"><text:tab/><text:tab/></text:span><text:span text:style-name="T18">Wizard<text:tab/><text:tab/><text:tab/></text:span><text:span text:style-name="T19">---</text:span></text:p>
      <text:p text:style-name="P95">Part 3: Systems Management<text:tab/>---</text:p>
      <text:p text:style-name="P95">3a. Rolling Dice<text:tab/><text:tab/><text:tab/><text:tab/>---</text:p>
      <text:p text:style-name="P5"><text:span text:style-name="T13"><text:tab/>Ability Scores<text:tab/><text:tab/><text:tab/></text:span><text:span text:style-name="T22">---</text:span></text:p>
      <text:p text:style-name="P5"><text:span text:style-name="T13"><text:tab/>Skills<text:tab/><text:tab/><text:tab/><text:tab/><text:tab/></text:span><text:span text:style-name="T22">---</text:span></text:p>
      <text:p text:style-name="P6"><text:span text:style-name="T13"><text:tab/><text:tab/>Passive Skills<text:tab/><text:tab/></text:span><text:span text:style-name="T22">---</text:span></text:p>
      <text:p text:style-name="P6"><text:span text:style-name="T13"><text:tab/><text:tab/>Group Checks<text:tab/><text:tab/></text:span><text:span text:style-name="T22">---</text:span></text:p>
      <text:p text:style-name="P6"><text:span text:style-name="T13"><text:tab/><text:tab/>Skill Contests<text:tab/><text:tab/></text:span><text:span text:style-name="T22">---</text:span></text:p>
      <text:p text:style-name="P95">3b. Traveling<text:tab/><text:tab/><text:tab/><text:tab/>---</text:p>
      <text:p text:style-name="P5"><text:span text:style-name="T13"><text:tab/>Timekeeping<text:tab/><text:tab/><text:tab/></text:span><text:span text:style-name="T22">---</text:span></text:p>
      <text:p text:style-name="P5"><text:span text:style-name="T13"><text:tab/>Travel Watch<text:tab/><text:tab/><text:tab/></text:span><text:span text:style-name="T22">---</text:span></text:p>
      <text:p text:style-name="P5"><text:span text:style-name="T13"><text:tab/>Activities During Watches<text:tab/></text:span><text:span text:style-name="T22">---</text:span></text:p>
      <text:p text:style-name="P5"><text:span text:style-name="T13"><text:tab/>I'm Lost<text:tab/><text:tab/><text:tab/><text:tab/></text:span><text:span text:style-name="T22">---</text:span></text:p>
      <text:p text:style-name="P95">3c. Adventuring<text:tab/><text:tab/><text:tab/><text:tab/>---</text:p>
      <text:p text:style-name="P5"><text:span text:style-name="T13"><text:tab/>Equipment<text:tab/><text:tab/><text:tab/><text:tab/></text:span><text:span text:style-name="T22">---</text:span></text:p>
      <text:p text:style-name="P5"><text:span text:style-name="T13"><text:tab/>Needs<text:tab/><text:tab/><text:tab/><text:tab/><text:tab/></text:span><text:span text:style-name="T22">---</text:span></text:p>
      <text:p text:style-name="P5"><text:span text:style-name="T13"><text:tab/>Social Interaction<text:tab/><text:tab/><text:tab/></text:span><text:span text:style-name="T22">---</text:span></text:p>
      <text:p text:style-name="P5"><text:span text:style-name="T13"><text:tab/>Downtime<text:tab/><text:tab/><text:tab/><text:tab/></text:span><text:span text:style-name="T22">---</text:span></text:p>
      <text:p text:style-name="P5"><text:span text:style-name="T13"><text:tab/>Gaining Levels<text:tab/><text:tab/><text:tab/></text:span><text:span text:style-name="T22">---</text:span></text:p>
      <text:p text:style-name="P95">3d. Combat<text:tab/><text:tab/><text:tab/><text:tab/><text:tab/>---</text:p>
      <text:p text:style-name="P5"><text:span text:style-name="T13"><text:tab/>Initiative<text:tab/><text:tab/><text:tab/><text:tab/></text:span><text:span text:style-name="T22">---</text:span></text:p>
      <text:p text:style-name="P5"><text:span text:style-name="T13"><text:tab/>Your Turn<text:tab/><text:tab/><text:tab/><text:tab/></text:span><text:span text:style-name="T22">---</text:span></text:p>
      <text:p text:style-name="P5"><text:span text:style-name="T13"><text:tab/><text:tab/></text:span><text:span text:style-name="T17">Full Actions<text:tab/><text:tab/><text:tab/></text:span><text:span text:style-name="T18">---</text:span></text:p>
      <text:p text:style-name="P6"><text:span text:style-name="T13"><text:tab/><text:tab/>Minor Actions<text:tab/><text:tab/></text:span><text:span text:style-name="T22">---</text:span></text:p>
      <text:p text:style-name="P6"><text:span text:style-name="T13"><text:tab/><text:tab/>Move Actions<text:tab/><text:tab/></text:span><text:span text:style-name="T22">---</text:span></text:p>
      <text:p text:style-name="P6"><text:span text:style-name="T13"><text:tab/><text:tab/>Reactions<text:tab/><text:tab/><text:tab/></text:span><text:span text:style-name="T22">---</text:span></text:p>
      <text:p text:style-name="P6"><text:span text:style-name="T13"><text:tab/><text:tab/>Free Actions<text:tab/><text:tab/><text:tab/></text:span><text:span text:style-name="T22">---</text:span></text:p>
      <text:p text:style-name="P5"><text:span text:style-name="T13"><text:tab/>Attacking<text:tab/><text:tab/><text:tab/><text:tab/></text:span><text:span text:style-name="T22">---</text:span></text:p>
      <text:p text:style-name="P5"><text:soft-page-break/><text:span text:style-name="T13"><text:tab/>Vitality and Wounds<text:tab/><text:tab/></text:span><text:span text:style-name="T22">---</text:span></text:p>
      <text:p text:style-name="P5"><text:span text:style-name="T13"><text:tab/>Spellcasting During Combat<text:tab/></text:span><text:span text:style-name="T22">---</text:span></text:p>
      <text:p text:style-name="P5"><text:span text:style-name="T13"><text:tab/>Environment<text:tab/><text:tab/><text:tab/></text:span><text:span text:style-name="T22">---</text:span></text:p>
      <text:p text:style-name="P5"><text:span text:style-name="T13"><text:tab/>Positioning<text:tab/><text:tab/><text:tab/><text:tab/></text:span><text:span text:style-name="T22">---</text:span></text:p>
      <text:p text:style-name="P5"><text:span text:style-name="T13"><text:tab/>Conditions<text:tab/><text:tab/><text:tab/><text:tab/></text:span><text:span text:style-name="T22">---</text:span></text:p>
      <text:p text:style-name="P95">3e. Magic<text:tab/><text:tab/><text:tab/><text:tab/><text:tab/>---</text:p>
      <text:p text:style-name="P5"><text:span text:style-name="T13"><text:tab/>Sources and Delineations<text:tab/></text:span><text:span text:style-name="T22">---</text:span></text:p>
      <text:p text:style-name="P5"><text:span text:style-name="T13"><text:tab/>Preparing and Casting<text:tab/><text:tab/></text:span><text:span text:style-name="T22">---</text:span></text:p>
      <text:p text:style-name="P5"><text:span text:style-name="T13"><text:tab/>Creativity<text:tab/><text:tab/><text:tab/><text:tab/></text:span><text:span text:style-name="T22">---</text:span></text:p>
      <text:p text:style-name="P5"><text:span text:style-name="T13"><text:tab/>Alchemy<text:tab/><text:tab/><text:tab/><text:tab/></text:span><text:span text:style-name="T22">---</text:span></text:p>
      <text:p text:style-name="P5"><text:span text:style-name="T13"><text:tab/>Magical Items<text:tab/><text:tab/><text:tab/></text:span><text:span text:style-name="T22">---</text:span></text:p>
      <text:p text:style-name="P95">Glossary<text:tab/><text:tab/><text:tab/><text:tab/><text:tab/>---</text:p>
      <text:p text:style-name="P95">Credits &amp; Special Thanks<text:tab/><text:tab/>---</text:p>
      <text:p text:style-name="P95">Appendix A: Tables<text:tab/><text:tab/><text:tab/>---</text:p>
      <text:p text:style-name="P95">Appendix B: Feats<text:tab/><text:tab/><text:tab/>---</text:p>
      <text:p text:style-name="P95">Appendix C: Useful Sheets<text:tab/><text:tab/>---</text:p>
      <text:p text:style-name="P89">Part 1: </text:p>
      <text:h text:style-name="P91" text:outline-level="1"><text:span text:style-name="Emphasis"><text:span text:style-name="T23">Safety Tools</text:span></text:span></text:h>
      <text:p text:style-name="Standard"><text:span text:style-name="Emphasis"><text:span text:style-name="T7">When playing an RPG, you will, ideally, experience genuine emotion with the people you're playing with. This can be wonderful and or horrible. </text:span></text:span></text:p>
      <text:p text:style-name="Standard"><text:span text:style-name="Emphasis"><text:span text:style-name="T7"/></text:span></text:p>
      <text:p text:style-name="Standard"><text:span text:style-name="Emphasis"><text:span text:style-name="T7">In an attempt to push the needle toward wonderful while you use this system, the following meta-tools are for you to use when preparing to play or during play of </text:span></text:span><text:span text:style-name="Emphasis"><text:span text:style-name="T10">Roll High. Or Die. </text:span></text:span><text:span text:style-name="Emphasis"><text:span text:style-name="T7">or any other communal storytelling experienc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10">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10">Before beginning play, gather your players. On a sheet of paper, mark a equal partition between sides. Mark one as Lines, the other as Veils. Explain the following and pass the paper around after adding your Lines and Veils.</text:p>
      <text:p text:style-name="P10"/>
      <text:p text:style-name="P10">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93" text:outline-level="1">Part 2: </text:h>
      <text:h text:style-name="P91" text:outline-level="1">Building a Character</text:h>
      <text:p text:style-name="P11">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11"/>
      <text:p text:style-name="P13">Ability Scores</text:p>
      <text:p text:style-name="P11">To begin creating a character, before all else, one will roll their Ability Scores; the six numbers that represents your character’s abilities in their basest form. </text:p>
      <text:p text:style-name="P11"/>
      <text:p text:style-name="P11">To discuss these abilities, think about tomatoes.</text:p>
      <text:p text:style-name="P11"/>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11"><text:span text:style-name="T30">Dexterity</text:span> is your character’s ability to dodge a flung tomato.</text:p>
      <text:p text:style-name="P11"><text:span text:style-name="T30">Intelligence</text:span> is your character’s ability to logically understand why a tomato is technically categorized as a fruit.</text:p>
      <text:p text:style-name="P11"><text:span text:style-name="T30">Wisdom</text:span> is your character’s ability to intuitively understand that a tomato will not go well in this fruit salad.</text:p>
      <text:p text:style-name="P11"><text:span text:style-name="T30">Charisma</text:span> is your character’s ability to convince someone that eating this tomato-fruit salad is actually a <text:span text:style-name="T30">good</text:span> idea.</text:p>
      <text:p text:style-name="P11"/>
      <text:p text:style-name="P11">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11"/>
      <text:p text:style-name="P11">The mechanics of how you will use these for your character are discussed in <text:span text:style-name="T32">Part 3: Systems Management</text:span> – if this is your first time playing, you may wish to pause your character creation here and view those pages before continuing.</text:p>
      <text:p text:style-name="P11"/>
      <text:p text:style-name="P13">Heritage</text:p>
      <text:p text:style-name="P11">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11"/>
      <text:p text:style-name="P11">While your Referee may have a selection of heritages curated for the setting of your game, the following options represent a few “classic” fantasy heritages.</text:p>
      <text:p text:style-name="P11"/>
      <text:p text:style-name="P14">Human</text:p>
      <text:list xml:id="list3977873028409064224" text:style-name="L1">
        <text:list-item>
          <text:p text:style-name="P35">Humans fully mature after about twenty-five years of life, and with the assistance of medical or magical care, could live up to about ninety years.</text:p>
        </text:list-item>
        <text:list-item>
          <text:p text:style-name="P35">Humans stand anywhere from four to six feet tall.</text:p>
          <text:list>
            <text:list-item>
              <text:p text:style-name="P35">You are a Medium creature, and have a Speed of thirty feet per round.</text:p>
            </text:list-item>
          </text:list>
        </text:list-item>
        <text:list-item>
          <text:p text:style-name="P35">Humans are extremely versatile, and tend to pick up skills in youth they use throughout their life. </text:p>
          <text:list>
            <text:list-item>
              <text:p text:style-name="P35">You may gain a feat of your choice (see <text:span text:style-name="T32">Appendix B: Feats</text:span>), a Skill Proficiency of your choice, and a plus one to an Ability Score of your choice.</text:p>
            </text:list-item>
          </text:list>
        </text:list-item>
      </text:list>
      <text:p text:style-name="P14">Goblin</text:p>
      <text:list xml:id="list8513236184613123735" text:style-name="L2">
        <text:list-item>
          <text:p text:style-name="P45"><text:soft-page-break/>Goblins fully mature after about twenty years of life, and with the assistance of medical or magical care, could live up to about eighty years.</text:p>
        </text:list-item>
        <text:list-item>
          <text:p text:style-name="P45">Goblins stand anywhere from two to eight feet tall.</text:p>
          <text:list>
            <text:list-item>
              <text:p text:style-name="P45">As your size is quite variable, please see the <text:span text:style-name="T30">Measured Size to Mechanical Size Table</text:span> in <text:span text:style-name="T32">Appendix A</text:span>.</text:p>
            </text:list-item>
          </text:list>
        </text:list-item>
        <text:list-item>
          <text:p text:style-name="P45">Goblins are preternaturally agile, and can maneuver with a deftness and speed others may only ever wish to obtain. </text:p>
          <text:list>
            <text:list-item>
              <text:p text:style-name="P45">You may take the Disengage, Dash, or Hide Full Actions as Minor Actions on your turn.</text:p>
            </text:list-item>
            <text:list-item>
              <text:p text:style-name="P45">In addition, you may, once between Rests, add half your proficiency bonus to your Armor Class or Stealth Skill until the start of your next turn.</text:p>
            </text:list-item>
          </text:list>
        </text:list-item>
      </text:list>
      <text:p text:style-name="P14">Elven</text:p>
      <text:list xml:id="list4288685520232392666" text:style-name="L3">
        <text:list-item>
          <text:p text:style-name="P36">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36">Instead of spending 6 hours Unconscious to fulfill your Sleep Needs, you may enter a Trance. During this Trance, you are not Unconscious, but you are only Passively aware of your sense-able surroundings. During this time, you gain the benefits a non-Elf would in six hours of Sleep in only four hours of Trance instead.</text:p>
            </text:list-item>
          </text:list>
        </text:list-item>
        <text:list-item>
          <text:p text:style-name="P36">Elves stand anywhere from four to seven feet tall.</text:p>
          <text:list>
            <text:list-item>
              <text:p text:style-name="P36">You are a Medium creature, and have a Speed of thirty feet per round.</text:p>
            </text:list-item>
          </text:list>
        </text:list-item>
        <text:list-item>
          <text:p text:style-name="P36">Elves are preternaturally sensitive to sights and sounds, allowing them an advantage in the fields of beauty and perceiving.</text:p>
          <text:list>
            <text:list-item>
              <text:p text:style-name="P36">You have proficiency in the Spot and Listen Skills.</text:p>
            </text:list-item>
          </text:list>
        </text:list-item>
      </text:list>
      <text:p text:style-name="P14">Dwarven</text:p>
      <text:list xml:id="list8565568883468228230" text:style-name="L4">
        <text:list-item>
          <text:p text:style-name="P37">Dwarves fully mature after about seventy-five years of life, and with the assistance of medical or magical care, could live up to about four-hundred years.</text:p>
        </text:list-item>
        <text:list-item>
          <text:p text:style-name="P37">Dwarves stand anywhere from three to four feet tall.</text:p>
          <text:list>
            <text:list-item>
              <text:p text:style-name="P37">You are a Small creature, and you have a Speed of twenty-five feet per round.</text:p>
            </text:list-item>
          </text:list>
        </text:list-item>
        <text:list-item>
          <text:p text:style-name="P37">Dwarves are preternaturally durable, even under what humans may consider “the extremest” of circumstances.</text:p>
          <text:list>
            <text:list-item>
              <text:p text:style-name="P37">When calculating your Maximum Vitality, you have an effective plus two to your Constitution Modifier.</text:p>
            </text:list-item>
          </text:list>
        </text:list-item>
      </text:list>
      <text:p text:style-name="P14">Orcish</text:p>
      <text:list xml:id="list8206465148566105677" text:style-name="L5">
        <text:list-item>
          <text:p text:style-name="P38">Orcs fully mature after about twenty-five years of life, and with the assistance of medical or magical care, could live up to about ninety years.</text:p>
        </text:list-item>
        <text:list-item>
          <text:p text:style-name="P38">Orcs stand anywhere from five to eight feet tall.</text:p>
          <text:list>
            <text:list-item>
              <text:p text:style-name="P38">You are a Medium creature, and you have a Speed of thirty feet per round.</text:p>
            </text:list-item>
          </text:list>
        </text:list-item>
        <text:list-item>
          <text:p text:style-name="P38">Orcs are preternaturally strong, outmatching some of the best of what non-magical nature has to offer even without tools or tactics.</text:p>
          <text:list>
            <text:list-item>
              <text:p text:style-name="P38">You have proficiency in the Athletics Skill.</text:p>
            </text:list-item>
            <text:list-item>
              <text:p text:style-name="P38">In addition, when you hit with a Weapon Attack, once between Rests, you may impose Vulnerability of a Damage Type of your choice on the creature you hit until the end of your next turn.</text:p>
            </text:list-item>
          </text:list>
        </text:list-item>
      </text:list>
      <text:p text:style-name="P14">Halfling</text:p>
      <text:list xml:id="list3859327907112656213" text:style-name="L6">
        <text:list-item>
          <text:p text:style-name="P39">Halfling fully mature after about twenty years of life, and with the assistance of medical or magical care, could live up to about one-hundred and sixty years.</text:p>
        </text:list-item>
        <text:list-item>
          <text:p text:style-name="P39">Halfling stand anywhere from three to four feet tall. </text:p>
          <text:list>
            <text:list-item>
              <text:p text:style-name="P39"><text:soft-page-break/>You are a Small creature, and you have a Speed of twenty-five feet per round.</text:p>
            </text:list-item>
          </text:list>
        </text:list-item>
        <text:list-item>
          <text:p text:style-name="P39">Halfling are preternaturally resistant to “bad luck”.</text:p>
          <text:list>
            <text:list-item>
              <text:p text:style-name="P39">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14">Shiftling</text:p>
      <text:list xml:id="list3704668894194491466" text:style-name="L7">
        <text:list-item>
          <text:p text:style-name="P40">Shiftling fully mature after about thirty years of life, and with the assistance of medical or magical care, could live up to about one-hundred thirty years.</text:p>
        </text:list-item>
        <text:list-item>
          <text:p text:style-name="P40">Shiftling stand anywhere from five to seven feet tall.</text:p>
          <text:list>
            <text:list-item>
              <text:p text:style-name="P40">You are a Medium creature, and you have a Speed of thirty feet per round.</text:p>
            </text:list-item>
          </text:list>
        </text:list-item>
        <text:list-item>
          <text:p text:style-name="P40">Shiftling have the preternatural ability to change their form nearly at will.</text:p>
          <text:list>
            <text:list-item>
              <text:p text:style-name="P40">You gain your choice of one the following abilities – decide now, you will not be able to select another option later (unless you buy your Referee their favorite snack for four sessions in a row);</text:p>
              <text:list>
                <text:list-item>
                  <text:p text:style-name="P40">You may extend your nails into talons and your teeth into spikes. When you make an Unarmed Attack, you may add a d6 to the total damage you deal.</text:p>
                </text:list-item>
                <text:list-item>
                  <text:p text:style-name="P40">You may change your entire form into that of another humanoid you imagine that stands within two feet of your height or width in all directions a number of times equal to your Proficiency Bonus in between Rests.</text:p>
                </text:list-item>
              </text:list>
            </text:list-item>
          </text:list>
        </text:list-item>
      </text:list>
      <text:p text:style-name="P14">Goliath</text:p>
      <text:list xml:id="list4583475125931393483" text:style-name="L8">
        <text:list-item>
          <text:p text:style-name="P46">Goliath fully mature after about twenty-five years of life, and with the assistance of medical or magical care, could live up to about ninety years.</text:p>
        </text:list-item>
        <text:list-item>
          <text:p text:style-name="P46">Goliath stand anywhere from eight to nine feet tall.</text:p>
          <text:list>
            <text:list-item>
              <text:p text:style-name="P46">You are a Large creature, and you have a Speed of thirty feet per round.</text:p>
            </text:list-item>
          </text:list>
        </text:list-item>
        <text:list-item>
          <text:p text:style-name="P46">Goliath are preternaturally large, nearly always taller and wider than other non-Goliath humanoid. </text:p>
          <text:list>
            <text:list-item>
              <text:p text:style-name="P46">When calculating the number of slots of equipment you can carry, you have an effective plus two to your Strength Modifier.</text:p>
            </text:list-item>
          </text:list>
        </text:list-item>
      </text:list>
      <text:p text:style-name="P15"/>
      <text:p text:style-name="P13">Culture</text:p>
      <text:p text:style-name="P11">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11"/>
      <text:p text:style-name="P11">While your Referee may have a selection of heritages curated for the setting of your game, the following options represent a few “generic” fantasy cultures.</text:p>
      <text:p text:style-name="P11"/>
      <text:p text:style-name="P14">Guilderlund<text:span text:style-name="T23"> – a capital bureaucracy</text:span></text:p>
      <text:list xml:id="list2033627409573490989" text:style-name="L9">
        <text:list-item>
          <text:p text:style-name="P47">The people of Guilderlund value charm and wit. You gain a plus one bonus to your Charisma and Wisdom Ability Scores.</text:p>
        </text:list-item>
        <text:list-item>
          <text:p text:style-name="P61"><text:span text:style-name="T23">You know </text:span>Guildi<text:span text:style-name="T23">, the language of your cultural homeland, and </text:span>Trade-Common<text:span text:style-name="T23">, the language of intercultural trade and war.</text:span></text:p>
        </text:list-item>
        <text:list-item>
          <text:p text:style-name="P47">You have proficiency in the Diplomacy and Appraise Skills.</text:p>
        </text:list-item>
        <text:list-item>
          <text:p text:style-name="P47">When you make an Appraise Skill Check involving coinage or fine art, you may make that Check with Advantage.</text:p>
        </text:list-item>
      </text:list>
      <text:p text:style-name="P14">Bra-klin<text:span text:style-name="T23"> – a caste theocracy</text:span></text:p>
      <text:list xml:id="list837636423203488178" text:style-name="L10">
        <text:list-item>
          <text:p text:style-name="P48">The people of Bra-klin value physical power. You gain a plus one bonus to your Strength and Constitution Ability Scores.</text:p>
        </text:list-item>
        <text:list-item>
          <text:p text:style-name="P62"><text:span text:style-name="T23">You know </text:span>Klinklink<text:span text:style-name="T23">, the language of your cultural homeland, and </text:span>Trade-Common<text:span text:style-name="T23">, </text:span><text:soft-page-break/><text:span text:style-name="T23">the language of intercultural trade and war.</text:span></text:p>
        </text:list-item>
        <text:list-item>
          <text:p text:style-name="P48">You have proficiency in the Endurance and Streetwise Skills.</text:p>
        </text:list-item>
        <text:list-item>
          <text:p text:style-name="P48">When you make a Strength based Save, you may make the Save with Advantage.</text:p>
        </text:list-item>
      </text:list>
      <text:p text:style-name="P14">Markain<text:span text:style-name="T23"> – a social democracy</text:span></text:p>
      <text:list xml:id="list3376339439008747462" text:style-name="L11">
        <text:list-item>
          <text:p text:style-name="P49">The people of Markain value emotional and material knowledge. You gain a plus one bonus to your Wisdom and Intelligence Ability Scores.</text:p>
        </text:list-item>
        <text:list-item>
          <text:p text:style-name="P63"><text:span text:style-name="T23">You know </text:span>Markain<text:span text:style-name="T23">, the language of your cultural homeland, and </text:span>Trade-Common<text:span text:style-name="T23">, the language of intercultural trade and war.</text:span></text:p>
        </text:list-item>
        <text:list-item>
          <text:p text:style-name="P49">You have proficiency in the Sense Motive and Diplomacy Skills.</text:p>
        </text:list-item>
        <text:list-item>
          <text:p text:style-name="P49">When you make a Knowledge Skill Check, if you have proficiency in the Skill, you may make the roll with Advantage.</text:p>
        </text:list-item>
      </text:list>
      <text:p text:style-name="P11"/>
      <text:p text:style-name="P13">Background</text:p>
      <text:p text:style-name="P11">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11"/>
      <text:p text:style-name="P11">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11"/>
      <text:p text:style-name="P26">An Alchemist likely knows a Supplier and a Glassblower. A Butcher likely knows a Rancher and a Tanner. A Criminal likely knows a Supplier and a Locksmith, in addition to any other criminals they know. And so on...</text:p>
      <text:p text:style-name="P13"/>
      <text:p text:style-name="P13">Class Levels</text:p>
      <text:p text:style-name="P11">Now that you have completed creation of your character's past, lets look at your character's future. As an adventurer, your character has some skills, abilities, or traits that are unique to their <text:span text:style-name="T23">Class -</text:span> the archetypal ideal of a character's role in a Party of adventurers. </text:p>
      <text:p text:style-name="P11"/>
      <text:p text:style-name="P11">As you adventure, you will progress your skills in all manner of scenario, and gain additional Class Levels after your first. When gaining additional class levels, you may choose any class for which you meet the prerequisites. </text:p>
      <text:p text:style-name="P11"/>
      <text:p text:style-name="P11">While it is possible to begin playing with your Class Level 0 characters, and earn your first Class Level “naturally”, the intended gaming experience begins with all Player Characters at Class Level One or beyond. </text:p>
      <text:p text:style-name="P11"/>
      <text:p text:style-name="P11">While each Class has a set of unique features, all Classes gain the same features at certain levels;</text:p>
      <text:list xml:id="list5612097176702268765" text:style-name="L12">
        <text:list-item>
          <text:p text:style-name="P41">When gaining a Class Level, your Maximum Vitality increases by the largest value of your Hit Die plus your Constitution Modifier.</text:p>
        </text:list-item>
        <text:list-item>
          <text:p text:style-name="P41">When gaining your fourth, eighth, twelfth, sixteenth, and nineteenth Levels in a Class, you gain your choice of two plus one bonuses or one plus two bonus to your choice of Ability Scores or a Feat of your choice (see <text:span text:style-name="T32">Appendix B: Feats</text:span>).</text:p>
        </text:list-item>
        <text:list-item>
          <text:p text:style-name="P41">When gaining your fifth, ninth, thirteenth, and seventeenth total Class Levels, your Proficiency Bonus increases by one.</text:p>
        </text:list-item>
      </text:list>
      <text:p text:style-name="P11"><text:soft-page-break/></text:p>
      <text:p text:style-name="P11">While your Referee may have a selection of Classes curated for the setting of your game, the following options represent a few “classic” adventurer archetypes. </text:p>
      <text:p text:style-name="P11"/>
      <table:table table:name="Table1" table:style-name="Table1">
        <table:table-column table:style-name="Table1.A"/>
        <table:table-column table:style-name="Table1.B"/>
        <table:table-row>
          <table:table-cell table:style-name="Table1.A1" office:value-type="string">
            <text:p text:style-name="P11">Artificer</text:p>
          </table:table-cell>
          <table:table-cell table:style-name="Table1.B1" office:value-type="string">
            <text:p text:style-name="P25">An engineer of magic and mundane, an artisan of ingenuity. Artificers use mundane or enhanced tools to perform near-magical feats. </text:p>
          </table:table-cell>
        </table:table-row>
        <table:table-row>
          <table:table-cell table:style-name="Table1.A2" office:value-type="string">
            <text:p text:style-name="P11">Barbarian</text:p>
          </table:table-cell>
          <table:table-cell table:style-name="Table1.B2" office:value-type="string">
            <text:p text:style-name="P25">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11">Bard</text:p>
          </table:table-cell>
          <table:table-cell table:style-name="Table1.B2" office:value-type="string">
            <text:p text:style-name="P25">An artist of no skill, a lore-keeper of no knowledge, and a scoundrel of no morals walk into a Bard. Bards use their creative magic to inspire allies and break foes. </text:p>
          </table:table-cell>
        </table:table-row>
        <table:table-row>
          <table:table-cell table:style-name="Table1.A2" office:value-type="string">
            <text:p text:style-name="P11">Cleric</text:p>
          </table:table-cell>
          <table:table-cell table:style-name="Table1.B2" office:value-type="string">
            <text:p text:style-name="P25">A devout, faithful, and voluntary extension of a deity's will. Clerics wield powerful divine magic in the name of their deity.</text:p>
          </table:table-cell>
        </table:table-row>
        <table:table-row>
          <table:table-cell table:style-name="Table1.A2" office:value-type="string">
            <text:p text:style-name="P11">Druid</text:p>
          </table:table-cell>
          <table:table-cell table:style-name="Table1.B2" office:value-type="string">
            <text:p text:style-name="P25">A devout primordial, voluntary luddite, and a protector of Nature. Druids use powerful elemental magic in the protection of their homes. </text:p>
          </table:table-cell>
        </table:table-row>
        <table:table-row>
          <table:table-cell table:style-name="Table1.A2" office:value-type="string">
            <text:p text:style-name="P11">Fighter</text:p>
          </table:table-cell>
          <table:table-cell table:style-name="Table1.B2" office:value-type="string">
            <text:p text:style-name="P25">A mighty warrior and their weapon of choice. Fighters are skilled combatants, and wise tacticians, capable of great feats under greater duress.</text:p>
          </table:table-cell>
        </table:table-row>
        <table:table-row>
          <table:table-cell table:style-name="Table1.A2" office:value-type="string">
            <text:p text:style-name="P11">Monk</text:p>
          </table:table-cell>
          <table:table-cell table:style-name="Table1.B2" office:value-type="string">
            <text:p text:style-name="P25">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11">Paladin</text:p>
          </table:table-cell>
          <table:table-cell table:style-name="Table1.B2" office:value-type="string">
            <text:p text:style-name="P25">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11">Ranger</text:p>
          </table:table-cell>
          <table:table-cell table:style-name="Table1.B2" office:value-type="string">
            <text:p text:style-name="P25">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11">Rogue</text:p>
          </table:table-cell>
          <table:table-cell table:style-name="Table1.B2" office:value-type="string">
            <text:p text:style-name="P25">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11">Sorcerer</text:p>
          </table:table-cell>
          <table:table-cell table:style-name="Table1.B2" office:value-type="string">
            <text:p text:style-name="P25">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11">Warlock</text:p>
          </table:table-cell>
          <table:table-cell table:style-name="Table1.B2" office:value-type="string">
            <text:p text:style-name="P25">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11">Wizard</text:p>
          </table:table-cell>
          <table:table-cell table:style-name="Table1.B2" office:value-type="string">
            <text:p text:style-name="P25">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11"/>
      <text:p text:style-name="P24">Artificer</text:p>
      <text:p text:style-name="P26">The mad scientist. The battle-alchemist. The crafter and wielder of arcane and holy relics. The mech-engineer. The self-built prosteticist.</text:p>
      <text:p text:style-name="P26"/>
      <text:p text:style-name="P26">The adventurer of engineering, magic, and the wild ideas that just might work.</text:p>
      <text:p text:style-name="P11"/>
      <text:p text:style-name="P11">You must have an Intelligence score of 9 and a Dexterity or Strength score of 9 to gain levels in this Class.</text:p>
      <text:p text:style-name="P11"/>
      <text:p text:style-name="P11">When you choose this class at Level One, you gain the following features and equipment;</text:p>
      <text:list xml:id="list6204603695523042802" text:style-name="L13">
        <text:list-item>
          <text:p text:style-name="P42">You gain proficiencies in...</text:p>
          <text:list>
            <text:list-item>
              <text:p text:style-name="P42">Light and Medium Armors</text:p>
            </text:list-item>
            <text:list-item>
              <text:p text:style-name="P42">Auxiliary Armors</text:p>
            </text:list-item>
            <text:list-item>
              <text:p text:style-name="P42">Simple Weapons</text:p>
            </text:list-item>
            <text:list-item>
              <text:p text:style-name="P42">a Specialized Weapon of your choice</text:p>
            </text:list-item>
            <text:list-item>
              <text:p text:style-name="P42">Tinker's Tools</text:p>
            </text:list-item>
            <text:list-item>
              <text:p text:style-name="P42">Thieves' Tools</text:p>
            </text:list-item>
            <text:list-item>
              <text:p text:style-name="P42">a set of Tools of your choice</text:p>
            </text:list-item>
            <text:list-item>
              <text:p text:style-name="P42">two areas of Knowledge of your choice</text:p>
            </text:list-item>
            <text:list-item>
              <text:p text:style-name="P42">a Profession of your choice</text:p>
            </text:list-item>
            <text:list-item>
              <text:p text:style-name="P42">your choice of two of the following Skills;</text:p>
              <text:list>
                <text:list-item>
                  <text:p text:style-name="P42">Sleight of Hand</text:p>
                </text:list-item>
                <text:list-item>
                  <text:p text:style-name="P42">Stealth</text:p>
                </text:list-item>
                <text:list-item>
                  <text:p text:style-name="P42">Investigation</text:p>
                </text:list-item>
                <text:list-item>
                  <text:p text:style-name="P42">Appraise</text:p>
                </text:list-item>
                <text:list-item>
                  <text:p text:style-name="P42">Animal Handling</text:p>
                </text:list-item>
                <text:list-item>
                  <text:p text:style-name="P42">Spot</text:p>
                </text:list-item>
                <text:list-item>
                  <text:p text:style-name="P42">Listen</text:p>
                </text:list-item>
                <text:list-item>
                  <text:p text:style-name="P42">Diplomacy</text:p>
                </text:list-item>
                <text:list-item>
                  <text:p text:style-name="P42">Streetwise</text:p>
                </text:list-item>
              </text:list>
            </text:list-item>
          </text:list>
        </text:list-item>
        <text:list-item>
          <text:p text:style-name="P42">In addition to any equipment from your background, you gain...</text:p>
          <text:list>
            <text:list-item>
              <text:p text:style-name="P42">any two simple weapons of your choice</text:p>
            </text:list-item>
            <text:list-item>
              <text:p text:style-name="P42">a light crossbow and 20 full-metal bolts</text:p>
            </text:list-item>
            <text:list-item>
              <text:p text:style-name="P42">your choice of studded leather armor or scale mail</text:p>
            </text:list-item>
            <text:list-item>
              <text:p text:style-name="P42">a set of Thieves' tools</text:p>
            </text:list-item>
            <text:list-item>
              <text:p text:style-name="P42">a Dungeoneering Kit</text:p>
            </text:list-item>
          </text:list>
        </text:list-item>
      </text:list>
      <text:p text:style-name="P11"/>
      <text:p text:style-name="P11">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22">Barbarian</text:p>
      <text:p text:style-name="P11"/>
      <text:p text:style-name="P22">Bard</text:p>
      <text:p text:style-name="P11"/>
      <text:p text:style-name="P22">Cleric</text:p>
      <text:p text:style-name="P11"/>
      <text:p text:style-name="P22">Druid</text:p>
      <text:p text:style-name="P11"/>
      <text:p text:style-name="P22">Fighter</text:p>
      <text:p text:style-name="P11"/>
      <text:p text:style-name="P22">Monk</text:p>
      <text:p text:style-name="P11"/>
      <text:p text:style-name="P22">Paladin</text:p>
      <text:p text:style-name="P11"/>
      <text:p text:style-name="P22">Ranger</text:p>
      <text:p text:style-name="P11"/>
      <text:p text:style-name="P22">Rogue</text:p>
      <text:p text:style-name="P11"/>
      <text:p text:style-name="P23">Sorcerer</text:p>
      <text:p text:style-name="P11"/>
      <text:p text:style-name="P22">Warlock</text:p>
      <text:p text:style-name="P11"/>
      <text:p text:style-name="P22">Wizard</text:p>
      <text:p text:style-name="P11"/>
      <text:h text:style-name="P93" text:outline-level="1">Part 3: </text:h>
      <text:h text:style-name="P91" text:outline-level="1">Systems Management</text:h>
      <text:p text:style-name="P16">3a. Rolling Dice</text:p>
      <text:p text:style-name="P11">When the outcome of an action is variable, in success, failure, or something in between, we roll dice to determine how our fiction progresses. In most cases, the die you roll will be the d20 – the twenty sided die. You will also in most cases add some number of relevant modifiers, such as one of your Ability Modifiers, - as calculated from your Ability Score - your Proficiency Bonus, or some environmental modifier. When determining the outcome of a roll, the adage “meets it, beats it” is useful; a character who ties or surpasses a Difficulty Class succeeds.</text:p>
      <text:p text:style-name="P11"/>
      <text:p text:style-name="P11">When you make a roll with Advantage, you roll twice and take the higher set. When you roll with Disadvantage, you roll twice and take the lower set. If you would ever make a roll with both any number of both Advantages and Disadvantages, you roll as normal.</text:p>
      <text:p text:style-name="P11"/>
      <text:p text:style-name="P13">Ability Scores</text:p>
      <text:p text:style-name="P11">Each creature has the same six Abilities, though each has a different Score. This Ability Score measures your “innate” ability, as well as your training and skill. A score of nine to eleven is a reasonable humanoid average. Very powerful beings have scores in the late teens or beyond. Each of the six Abilities also grants a character an associated Ability Modifier equal to their Ability Score minus ten, divided by two, and rounded down.</text:p>
      <text:p text:style-name="P11"/>
      <text:p text:style-name="P11">An Ability Check <text:span text:style-name="T30">checks</text:span> your character's ability, funnily enough, in a situation of variable success. Your Referee calls for one of the six abilities as a base for this Check. You will then roll your d20, add the relevant modifier, and present the total to your Referee. They will then compare the total to the <text:span text:style-name="T30">Typical Difficulty Classes</text:span> <text:span text:style-name="T30">Table</text:span> in <text:span text:style-name="T32">Appendix A </text:span>and dictate the outcome of the action they called the Check for.</text:p>
      <text:p text:style-name="P11"/>
      <text:p text:style-name="P13">Proficiencies</text:p>
      <text:p text:style-name="P11">Your character has a number of proficiencies in Skills, Saves, or Equipments. When you make a roll that involves a proficiency of yours, you will add your Proficiency Bonus to the roll. Your Proficiency Bonus is determined by your Total Class Levels – at Level One, your Proficiency Bonus is plus two.</text:p>
      <text:p text:style-name="P11"/>
      <text:p text:style-name="P13">Skills</text:p>
      <text:p text:style-name="P11">Where Abilities represent base power, Skills represent a specialization within that Ability. To make a Skill Check, you will make an Ability Check and add your Proficiency Bonus if you are proficient in the Skill requested of your character by the Check. The Knowledge, Performance, and Profession Skills each have even further specializations.</text:p>
      <text:p text:style-name="P17"/>
      <text:p text:style-name="P18">Strength</text:p>
      <text:list xml:id="list8505095594026964819" text:style-name="L14">
        <text:list-item>
          <text:p text:style-name="P65">Athletics</text:p>
          <text:list>
            <text:list-item>
              <text:p text:style-name="P66">Representing the ability to perform skilled feats of Strength, Athletics is generally used in the cases where Strength alone would not fully represent the skill used in the activity.</text:p>
            </text:list-item>
            <text:list-item>
              <text:p text:style-name="P66">In comparison to Acrobatics, Athletics is a boxer with a heavy punch but squat footwork.</text:p>
            </text:list-item>
          </text:list>
        </text:list-item>
      </text:list>
      <text:p text:style-name="P18">Dexterity</text:p>
      <text:list xml:id="list41678560" text:continue-numbering="true" text:style-name="L14">
        <text:list-item>
          <text:p text:style-name="P65">Acrobatics</text:p>
          <text:list>
            <text:list-item>
              <text:p text:style-name="P66">Representing the ability to perform skilled feats of Dexterity, Acrobatics is generally used in the cases where Dexterity alone would not fully represent the skill used in the activity.</text:p>
            </text:list-item>
            <text:list-item>
              <text:p text:style-name="P66">In comparison to Athletics, Acrobatics is a boxer with a punch like a butterfly but fluid if not masterful footwork.</text:p>
            </text:list-item>
          </text:list>
        </text:list-item>
        <text:list-item>
          <text:p text:style-name="P65">Sleight of Hand</text:p>
          <text:list>
            <text:list-item>
              <text:p text:style-name="P66">Representing the ability to manipulate your appendages and digits without the knowledge of <text:soft-page-break/>another and performing quick or repetitive acts of hidden maneuver.</text:p>
            </text:list-item>
          </text:list>
        </text:list-item>
        <text:list-item>
          <text:p text:style-name="P65">Stealth</text:p>
          <text:list>
            <text:list-item>
              <text:p text:style-name="P66">Representing the ability to manipulate your whole form without the knowledge of another and performing long or consistent acts of hidden maneuver.</text:p>
            </text:list-item>
          </text:list>
        </text:list-item>
      </text:list>
      <text:p text:style-name="P18">Constitution</text:p>
      <text:list xml:id="list41677245" text:continue-numbering="true" text:style-name="L14">
        <text:list-item>
          <text:p text:style-name="P65">Endurance</text:p>
          <text:list>
            <text:list-item>
              <text:p text:style-name="P66">Representing the ability to physically compete in contests of Constitution or otherwise, Endurance is generally used in the cases where Constitution alone would not fully represent the skill used in the activity.</text:p>
            </text:list-item>
          </text:list>
        </text:list-item>
      </text:list>
      <text:p text:style-name="P18">Intelligence</text:p>
      <text:list xml:id="list41657690" text:continue-numbering="true" text:style-name="L14">
        <text:list-item>
          <text:p text:style-name="P65">Knowledge (…)</text:p>
          <text:list>
            <text:list-item>
              <text:p text:style-name="P66">Representing knowledge in an of area of lore, Knowledge is generally used when a character attempts to call upon this learned information.</text:p>
            </text:list-item>
            <text:list-item>
              <text:p text:style-name="P66">Speak with your Referee about setting adjustments regarding Knowledge skills. The following areas of Knowledge are included as potentials for your game;</text:p>
              <text:list>
                <text:list-item>
                  <text:p text:style-name="P66">Arcana</text:p>
                </text:list-item>
                <text:list-item>
                  <text:p text:style-name="P66">Engineering</text:p>
                </text:list-item>
                <text:list-item>
                  <text:p text:style-name="P66">Dungeoneering</text:p>
                </text:list-item>
                <text:list-item>
                  <text:p text:style-name="P66">Geography</text:p>
                </text:list-item>
                <text:list-item>
                  <text:p text:style-name="P66">History</text:p>
                </text:list-item>
                <text:list-item>
                  <text:p text:style-name="P66">Nature</text:p>
                </text:list-item>
                <text:list-item>
                  <text:p text:style-name="P66">Religion</text:p>
                </text:list-item>
              </text:list>
            </text:list-item>
          </text:list>
        </text:list-item>
        <text:list-item>
          <text:p text:style-name="P65">Profession (…)</text:p>
          <text:list>
            <text:list-item>
              <text:p text:style-name="P66">Representing the ability to perform in a certain occupation, Profession is generally used when a character attempts to call upon this learned ability.</text:p>
            </text:list-item>
            <text:list-item>
              <text:p text:style-name="P66">Speak with your Referee about setting adjustments regarding Profession skills, and see <text:span text:style-name="T30">Generic Occupation Table</text:span> in <text:span text:style-name="T32">Appendix A</text:span> for included Profession potentials.</text:p>
            </text:list-item>
          </text:list>
        </text:list-item>
        <text:list-item>
          <text:p text:style-name="P65">Investigation</text:p>
          <text:list>
            <text:list-item>
              <text:p text:style-name="P66">Representing the ability to physically examine a physical object or space for things unseen, Investigation is generally used when a character is performing an examination, rather than as “reactionary sense” skill.</text:p>
            </text:list-item>
          </text:list>
        </text:list-item>
        <text:list-item>
          <text:p text:style-name="P65">Appraise</text:p>
          <text:list>
            <text:list-item>
              <text:p text:style-name="P66">Representing the ability to physically examine a physical object or space for it's value at market, Appraise is generally used when a character is performing an examination, rather than as “reactionary sense” skill.</text:p>
            </text:list-item>
          </text:list>
        </text:list-item>
      </text:list>
      <text:p text:style-name="P18">Wisdom</text:p>
      <text:list xml:id="list41679636" text:continue-numbering="true" text:style-name="L14">
        <text:list-item>
          <text:p text:style-name="P65">Animal Handling</text:p>
          <text:list>
            <text:list-item>
              <text:p text:style-name="P66">Representing the ability to communicate and convince an animal with which you do not share a language, Animal Handling is generally used when a character is attempting to calm, convince, or train an animal.</text:p>
            </text:list-item>
          </text:list>
        </text:list-item>
        <text:list-item>
          <text:p text:style-name="P65">Sense Motive</text:p>
          <text:list>
            <text:list-item>
              <text:p text:style-name="P66">Representing the ability to read the features of a creature's face, tone, and language and understand the deeper motivation for an action, Sense Motive is generally used when one creature is attempting to discern the level of sincerity of another.</text:p>
            </text:list-item>
          </text:list>
        </text:list-item>
        <text:list-item>
          <text:p text:style-name="P65">Sense Self</text:p>
          <text:list>
            <text:list-item>
              <text:p text:style-name="P66">Representing the ability to read the internal flags and feelings of a creature's body and mind, Sense Self is generally used when a character is checking for emotional or physical changes in themselves.</text:p>
            </text:list-item>
            <text:list-item>
              <text:p text:style-name="P66">While your Referee may be able to provide some insight into your character, especially when under an “unnatural” effect, you will be able to provide yourself with the most information.</text:p>
            </text:list-item>
          </text:list>
        </text:list-item>
        <text:list-item>
          <text:p text:style-name="P65">Spot</text:p>
          <text:list>
            <text:list-item>
              <text:p text:style-name="P66">Representing the ability to quickly notice and interpret visual cues into useful information, Spot is generally used as a “reactionary sense” skill.</text:p>
            </text:list-item>
          </text:list>
        </text:list-item>
        <text:list-item>
          <text:p text:style-name="P65">Listen</text:p>
          <text:list>
            <text:list-item>
              <text:p text:style-name="P66">Representing the ability to quickly notice and interpret audio cues into useful information, Listen is generally used as a “reactionary sense” skill.</text:p>
            </text:list-item>
          </text:list>
        </text:list-item>
        <text:list-item>
          <text:p text:style-name="P65">Survival</text:p>
          <text:list>
            <text:list-item>
              <text:p text:style-name="P66">Representing the ability to track, forage, Navigate, and otherwise perform in a non-urban environment, Survival is generally used in travel, tracking, bushcraft, hunting, foraging, farming, or herbalism.</text:p>
            </text:list-item>
          </text:list>
        </text:list-item>
      </text:list>
      <text:p text:style-name="P18">Charisma</text:p>
      <text:list xml:id="list41668779" text:continue-numbering="true" text:style-name="L14">
        <text:list-item>
          <text:p text:style-name="P65"><text:soft-page-break/>Bluff</text:p>
          <text:list>
            <text:list-item>
              <text:p text:style-name="P66">Representing the ability to craft a lie quickly, fluidly, and well, Bluff is generally used when one character attempts to convince another of something the first character knows to be untrue.</text:p>
            </text:list-item>
          </text:list>
        </text:list-item>
        <text:list-item>
          <text:p text:style-name="P65">Intimidation</text:p>
          <text:list>
            <text:list-item>
              <text:p text:style-name="P66">Representing the ability of impose will upon another through less-than-physical means, Intimidation is generally used when one character attempts to verbally or socially compel another to act in a certain manner or perform a specific deed.</text:p>
            </text:list-item>
          </text:list>
        </text:list-item>
        <text:list-item>
          <text:p text:style-name="P65">Performance (…)</text:p>
          <text:list>
            <text:list-item>
              <text:p text:style-name="P66">Representing the ability to perform a certain act, Performance is generally used when a character attempts to call upon this learned ability.</text:p>
            </text:list-item>
            <text:list-item>
              <text:p text:style-name="P66">Speak with your Referee about setting adjustments regarding Performance skills. The following Performances are included as potentials for your game;</text:p>
              <text:list>
                <text:list-item>
                  <text:p text:style-name="P66">Aristocracy</text:p>
                </text:list-item>
                <text:list-item>
                  <text:p text:style-name="P66">Drama</text:p>
                </text:list-item>
                <text:list-item>
                  <text:p text:style-name="P66">Comedy</text:p>
                </text:list-item>
                <text:list-item>
                  <text:p text:style-name="P66">Dance</text:p>
                </text:list-item>
                <text:list-item>
                  <text:p text:style-name="P66">Oration</text:p>
                </text:list-item>
                <text:list-item>
                  <text:p text:style-name="P66">Singing</text:p>
                </text:list-item>
                <text:list-item>
                  <text:p text:style-name="P66">Key Instruments</text:p>
                </text:list-item>
                <text:list-item>
                  <text:p text:style-name="P66">Percussion Instruments</text:p>
                </text:list-item>
                <text:list-item>
                  <text:p text:style-name="P66">String Instruments</text:p>
                </text:list-item>
                <text:list-item>
                  <text:p text:style-name="P66">Wind Instruments</text:p>
                </text:list-item>
              </text:list>
            </text:list-item>
          </text:list>
        </text:list-item>
        <text:list-item>
          <text:p text:style-name="P65">Diplomacy</text:p>
          <text:list>
            <text:list-item>
              <text:p text:style-name="P66">Representing the ability to craft a persuasive argument well resounding in the particular context of the moment, Diplomacy is generally used when one character attempts to convince another of something the first character knows to be true.</text:p>
            </text:list-item>
          </text:list>
        </text:list-item>
        <text:list-item>
          <text:p text:style-name="P65">Streetwise</text:p>
          <text:list>
            <text:list-item>
              <text:p text:style-name="P66">Representing the ability to Navigate the over and under bellies of society and understand their nuances, Streetwise is generally used when a character is attempting to gain a contact of some kind or gather less-than-public information.</text:p>
            </text:list-item>
          </text:list>
        </text:list-item>
      </text:list>
      <text:p text:style-name="P17"/>
      <text:p text:style-name="P13">Passive Skills</text:p>
      <text:p text:style-name="P11">When a character makes a Skill Check this is representative of an active use of the Skill. A Passive Skill, on the other hand, is a Skill that is constantly active on at least some level. A Passive Skill can often be used instead of a Skill Check if a character is given enough time or attempts. </text:p>
      <text:p text:style-name="P11"/>
      <text:p text:style-name="P11">To calculate a Passive Skill, take ten, add your relevant Ability Modifier, and your Proficiency Bonus if you are proficient in the skill.</text:p>
      <text:p text:style-name="P14"/>
      <text:p text:style-name="P26">While sneaking about, so long as no-one knows to look for you, you will likely be rolling against a sentry's Passive Spot and Listen Skills. Once they find their buddy's throat slit on the bathroom floor, then they'll probably start using their active Skills to attempt to find you, and slit <text:span text:style-name="T23">your</text:span> throat.</text:p>
      <text:p text:style-name="P11"/>
      <text:p text:style-name="P13">Group Checks</text:p>
      <text:p text:style-name="P11">When multiple characters attempt to perform the same action, in tandem or succession, this can be represented by a Group Check. Each character participating rolls independently as normal, then comes together to compares scores. If the median total roll (the middlest total a character got for their total roll) beats the Difficulty Class, the group succeeds as a group. If that roll fails to beat the Difficulty Class, the group fails as a group – no more attempts at whatever this Check was for can be made, and the consequences of the group's actions are roleplayed out.</text:p>
      <text:p text:style-name="P11"/>
      <text:p text:style-name="P11"/>
      <text:p text:style-name="P13">Skill Contests</text:p>
      <text:p text:style-name="P13"><text:span text:style-name="T34">When multiple characters attempt to perform actions in opposition with one another, or </text:span><text:soft-page-break/><text:span text:style-name="T34">when one character attempts to best another by the usage of a specific Skill, this can be </text:span><text:span text:style-name="T34">represented by a Skill Contest. Each character participating rolls independently as normal, then comes together to compare scores. The character with the highest total roll wins the contest, beating the other contestants in this test of Skill. In the case of a tie, the character that initiated the contest wins.</text:span></text:p>
      <text:p text:style-name="P11"/>
      <text:p text:style-name="P16">3b. Traveling</text:p>
      <text:p text:style-name="Standard"><text:span text:style-name="T11">The process by which a group of characters Travel is mechanically extremely important to the sandbox experience – one must travel to be able to find </text:span><text:span text:style-name="T10">small things</text:span><text:span text:style-name="T11"> along the way to the </text:span><text:span text:style-name="T10">large thing</text:span><text:span text:style-name="T7">, as one does in a living breathing reality (or fantasy, in this case)</text:span><text:span text:style-name="T11">. The process of Travel mechanically present in </text:span><text:span text:style-name="T10">Roll High. Or Die.</text:span><text:span text:style-name="T11"> is built to allow both you and your Referee to maintain a consistent and ideally immersive flow of play.</text:span></text:p>
      <text:p text:style-name="P11"/>
      <text:p text:style-name="P13">Timekeeping</text:p>
      <text:p text:style-name="P11">Keeping track of time in reality is just as important for you and your Players as it is for their characters to keep track of time in the fiction of your game.</text:p>
      <text:p text:style-name="P11"/>
      <text:p text:style-name="P11">Regarding reality, taking time-kept breaks at predictable intervals during the game will allow for multiple effects to percolate throughout your sessions. First, taking breaks allows for people to take care of their real life needs without interrupting the game at all. Second, it allows for Players to concoct out-of-character plans and ideas about the fiction of your game. Third, Players will institutionally begin to measure their scene lengths and improve the flow of the game. Fourth, and finally, it will allow the Referee time to improvise preparations if necessary or otherwise rest their well-worked mind.</text:p>
      <text:p text:style-name="P11"/>
      <text:p text:style-name="P11">Regarding fantasy, characters will need to know the time for any number of reasons. A spell effect that only lasts so long, or a contact missing for much too long are both instances where time is important, but the unit of time may be just as relevant as the length, a minute matters much less during a contact meeting than it does during a spell effect. With this in mind, the following units of time are mechanically relevant to your characters; <text:s/></text:p>
      <text:list xml:id="list5296760241887699467" text:style-name="L15">
        <text:list-item>
          <text:p text:style-name="P71"><text:span text:style-name="T24">A </text:span><text:span text:style-name="T34">Second</text:span><text:span text:style-name="T24"> is as we know it in our reality, and is the smallest unit of time mechanically relevant to this system.</text:span></text:p>
        </text:list-item>
        <text:list-item>
          <text:p text:style-name="P71"><text:span text:style-name="T24">A </text:span><text:span text:style-name="T34">Round</text:span><text:span text:style-name="T24"> is a collection of six </text:span><text:span text:style-name="T34">seconds</text:span><text:span text:style-name="T24">. </text:span><text:span text:style-name="T34">Rounds</text:span><text:span text:style-name="T24"> are most commonly used during combat as a container for each player to spend longer than six real </text:span><text:span text:style-name="T34">seconds</text:span><text:span text:style-name="T24"> explaining or deliberating what their character does during these fictional six </text:span><text:span text:style-name="T34">seconds</text:span><text:span text:style-name="T24">.</text:span></text:p>
          <text:list>
            <text:list-item>
              <text:p text:style-name="P71"><text:span text:style-name="T24">While not always necessary or well suited to a table's play-style, a Referee may wish to impose a real-life time limit of sixty </text:span><text:span text:style-name="T34">seconds</text:span><text:span text:style-name="T24"> for a Player's turn during a </text:span><text:span text:style-name="T34">round </text:span><text:span text:style-name="T24">in an effort to speed up the amount of real-life time spent in </text:span><text:span text:style-name="T23">Combat</text:span><text:span text:style-name="T24">.</text:span></text:p>
            </text:list-item>
          </text:list>
        </text:list-item>
        <text:list-item>
          <text:p text:style-name="P71"><text:span text:style-name="T24">A </text:span><text:span text:style-name="T34">Minute</text:span><text:span text:style-name="T24"> is a collection of sixty </text:span><text:span text:style-name="T34">seconds</text:span><text:span text:style-name="T24">. </text:span><text:span text:style-name="T34">Minutes</text:span><text:span text:style-name="T24"> are most commonly used during spellcasting as the preferred unit of time for short effects and when performing the minimum necessary Rest to restore minor abilities.</text:span></text:p>
        </text:list-item>
        <text:list-item>
          <text:p text:style-name="P71"><text:span text:style-name="T24">A </text:span><text:span text:style-name="T34">Hour</text:span><text:span text:style-name="T24"> is a collection of sixty </text:span><text:span text:style-name="T34">minutes</text:span><text:span text:style-name="T24">. </text:span><text:span text:style-name="T34">Hours</text:span><text:span text:style-name="T24"> are most commonly used during spellcasting as the preferred unit of time for long effects.</text:span></text:p>
        </text:list-item>
        <text:list-item>
          <text:p text:style-name="P67"><text:span text:style-name="T34">A </text:span><text:span text:style-name="T31">Watch</text:span><text:span text:style-name="T34"> is a collection of four </text:span><text:span text:style-name="T31">hours</text:span><text:span text:style-name="T34">. </text:span><text:span text:style-name="T31">Watches</text:span><text:span text:style-name="T34"> are most commonly used during travel as a container for each player to spend much less than four real-life </text:span><text:span text:style-name="T31">hours</text:span><text:span text:style-name="T34"> explaining or deliberating what their character does during these four</text:span><text:span text:style-name="T31"> hours</text:span><text:span text:style-name="T34">.</text:span></text:p>
        </text:list-item>
        <text:list-item>
          <text:p text:style-name="P67"><text:span text:style-name="T34">A </text:span><text:span text:style-name="T31">Day</text:span><text:span text:style-name="T34"> is a collection of six </text:span><text:span text:style-name="T31">watches</text:span><text:span text:style-name="T34">. </text:span><text:span text:style-name="T31">Days</text:span><text:span text:style-name="T34"> are most commonly used during downtime as a container for each player to spend much less than twenty-four </text:span><text:span text:style-name="T31">hours</text:span><text:span text:style-name="T34"> explaining or deliberating what their character does in six </text:span><text:span text:style-name="T31">watches</text:span><text:span text:style-name="T34">. In addition, a </text:span><text:span text:style-name="T31">Day</text:span><text:span text:style-name="T34"> is used as the measurement of time you have to fulfill your </text:span>Needs<text:span text:style-name="T34">.</text:span></text:p>
        </text:list-item>
      </text:list>
      <text:p text:style-name="P13"/>
      <text:p text:style-name="P11">As you Adventure, you will likely spend many Watches performing actions that fall into one of three types; <text:span text:style-name="T30">Travel</text:span>, <text:span text:style-name="T30">Resting</text:span>, or <text:span text:style-name="T30">Activities</text:span>. </text:p>
      <text:p text:style-name="P11"/>
      <text:p text:style-name="P11"><text:soft-page-break/><text:span text:style-name="T30">Travel</text:span> is just what it says on the tin. Characters can Travel for no more then two Watches per Day without needing to make a DC 12 + 4 times the number of extra Watches traveled Constitution (Endurance) Skill Check to avoid gaining a stack of Exhaustion at the end of the Watch.</text:p>
      <text:p text:style-name="P11"/>
      <text:p text:style-name="P11"><text:span text:style-name="T30">Resting</text:span>, too, is well named. Characters must spend <text:span text:style-name="T30">some</text:span><text:span text:style-name="T23"> amount of time at Rest to fulfill their </text:span><text:span text:style-name="T25">Needs</text:span><text:span text:style-name="T23">, and may choose to Rest in an attempt to regain some measure of power.</text:span></text:p>
      <text:p text:style-name="P15"/>
      <text:p text:style-name="P11"><text:span text:style-name="T30">Activities</text:span><text:span text:style-name="T23"> is less obvious. This is a Watch spent performing a specific task. Be it an option under </text:span><text:span text:style-name="T25">Activities During Watches</text:span><text:span text:style-name="T23"> or not, if it was a Watch spent doing anything other than Traveling or Resting, it qualifies as an Activities type Watch.</text:span></text:p>
      <text:p text:style-name="P11"/>
      <text:p text:style-name="P13">Travel Watch</text:p>
      <text:p text:style-name="P11">During each Travel Watch, the party will determine it's Pace – the overall speed at which they will move for the duration of the Watch;</text:p>
      <text:p text:style-name="P11"/>
      <text:list xml:id="list3867193245856334748" text:style-name="L16">
        <text:list-item>
          <text:p text:style-name="P72">Fast:<text:span text:style-name="T34"> At this pace, a party...</text:span></text:p>
          <text:list>
            <text:list-item>
              <text:p text:style-name="P77">travels 18 miles per Watch.</text:p>
            </text:list-item>
            <text:list-item>
              <text:p text:style-name="P77">cannot use the Stealth Skill to avoid detection.</text:p>
            </text:list-item>
            <text:list-item>
              <text:p text:style-name="P77">suffers Disadvantage on Spot and Listen Skill Checks.</text:p>
            </text:list-item>
            <text:list-item>
              <text:p text:style-name="P77">suffers minus 5 to Survival Checks to Navigate.</text:p>
            </text:list-item>
          </text:list>
        </text:list-item>
        <text:list-item>
          <text:p text:style-name="P72">Medium:<text:span text:style-name="T34"> At this pace, a party...</text:span></text:p>
          <text:list>
            <text:list-item>
              <text:p text:style-name="P77">travels 12 miles per Watch.</text:p>
            </text:list-item>
          </text:list>
        </text:list-item>
        <text:list-item>
          <text:p text:style-name="P72">Slow:<text:span text:style-name="T34"> At this pace, a party...</text:span></text:p>
          <text:list>
            <text:list-item>
              <text:p text:style-name="P77">travels 9 miles per Watch.</text:p>
            </text:list-item>
            <text:list-item>
              <text:p text:style-name="P77">gains Advantage on Survival Checks to Navigate.</text:p>
            </text:list-item>
            <text:list-item>
              <text:p text:style-name="P77">gains plus 5 to Stealth Checks to avoid detection.</text:p>
            </text:list-item>
          </text:list>
        </text:list-item>
        <text:list-item>
          <text:p text:style-name="P72">Exploratory:<text:span text:style-name="T34"> At this pace, a party...</text:span></text:p>
          <text:list>
            <text:list-item>
              <text:p text:style-name="P77">travels 6 miles per Watch.</text:p>
            </text:list-item>
            <text:list-item>
              <text:p text:style-name="P77">gains Advantage on Survival Checks to Navigate.</text:p>
            </text:list-item>
            <text:list-item>
              <text:p text:style-name="P77">encounters locations twice as often.</text:p>
            </text:list-item>
          </text:list>
        </text:list-item>
      </text:list>
      <text:p text:style-name="P11"/>
      <text:p text:style-name="P11">When riding a Mount or Vehicle, the normal per-Watch-distance-traveled of the party's Pace is multiplied by the Mount or Vehicle's Speed divided by 30. <text:s/>Riding a Mount or Vehicle does not prevent characters from making Skill Checks to avoid Exhaustion after two Watches of Travel. </text:p>
      <text:p text:style-name="P11"/>
      <text:p text:style-name="P11">When riding a Mount at Fast Pace, the Mount gains a stack of Exhaustion for every Watch Traveled at this pace. </text:p>
      <text:p text:style-name="P11"/>
      <text:p text:style-name="P11">When riding a Vehicle at Fast Pace, the Vehicle takes 1d10 bludgeoning damage for every Watch Traveled at this pace. </text:p>
      <text:p text:style-name="P11"/>
      <text:p text:style-name="P13">Activities During Watches</text:p>
      <text:p text:style-name="P11">The following Activities are listed by categories. Unless otherwise stated, an Activity may only be performed during it's associated Watch Type.</text:p>
      <text:p text:style-name="P11"/>
      <text:p text:style-name="P19">Travel</text:p>
      <text:list xml:id="list2975418660937045386" text:style-name="L17">
        <text:list-item>
          <text:p text:style-name="P73">Navigate</text:p>
          <text:list>
            <text:list-item>
              <text:p text:style-name="P78">To Travel, a party must have at least one member Navigating.</text:p>
            </text:list-item>
            <text:list-item>
              <text:p text:style-name="P78">To Navigate, make a Survival Skill Check against the environment's Navigation Difficulty Class, as determined by your Referee and the <text:span text:style-name="T30">Environmental Effects Table</text:span><text:span text:style-name="T23"> in </text:span><text:span text:style-name="T25">Appendix A</text:span><text:span text:style-name="T23">. </text:span></text:p>
              <text:list>
                <text:list-item>
                  <text:p text:style-name="P68">If you succeed this Skill Check, you travel along your intended route for the duration of the Watch.</text:p>
                </text:list-item>
                <text:list-item>
                  <text:p text:style-name="P68"><text:soft-page-break/>If you fail this Skill Check, your character believes they are traveling along the intended route, but has in actuality become Lost, and is veering the party in an unintended direction.</text:p>
                </text:list-item>
              </text:list>
            </text:list-item>
          </text:list>
        </text:list-item>
        <text:list-item>
          <text:p text:style-name="P73">Lead Animals</text:p>
          <text:list>
            <text:list-item>
              <text:p text:style-name="P78">To Travel with non-mounted animals, they must be made to follow by some manner.</text:p>
            </text:list-item>
            <text:list-item>
              <text:p text:style-name="P78">You may lead a number of animals equal to twice your Animal Handling Skill, including your mount if you have one.]</text:p>
            </text:list-item>
          </text:list>
        </text:list-item>
        <text:list-item>
          <text:p text:style-name="P73">Trail-blaze</text:p>
          <text:list>
            <text:list-item>
              <text:p text:style-name="P78">While Trail-blazing, a character creates signs and markings to cleared paths through the area as they travel, making it very easy to backtrack or follow this route again. While creating these signs, a character may attempt to disguise them as natural elements of the environment by making a Stealth Skill Check.</text:p>
              <text:list>
                <text:list-item>
                  <text:p text:style-name="P78">If they succeed, the Trail can only be followed by those that know the signs of the trail.</text:p>
                </text:list-item>
                <text:list-item>
                  <text:p text:style-name="P78">A creature can find a hidden Trail by Contesting the trail-blazer's Stealth Check with a Survival Skill Check.</text:p>
                </text:list-item>
              </text:list>
            </text:list-item>
          </text:list>
        </text:list-item>
        <text:list-item>
          <text:p text:style-name="P73">Guard</text:p>
          <text:list>
            <text:list-item>
              <text:p text:style-name="P78">To Guard, make a Spot and a Listen Skill Check. </text:p>
              <text:list>
                <text:list-item>
                  <text:p text:style-name="P78">If either of these two total rolls beats an opponent's Stealth Skill Check, you notice and warn the rest of your available party to the threat before these opponents gain Suprise. </text:p>
                </text:list-item>
              </text:list>
            </text:list-item>
            <text:list-item>
              <text:p text:style-name="P78">You may Guard during an Activities Watch, a Resting Watch, or a Travel Watch.</text:p>
            </text:list-item>
          </text:list>
        </text:list-item>
      </text:list>
      <text:p text:style-name="P19">Resting</text:p>
      <text:list xml:id="list8132627422510304096" text:style-name="L18">
        <text:list-item>
          <text:p text:style-name="P74">Rest</text:p>
          <text:list>
            <text:list-item>
              <text:p text:style-name="P79">While Resting, a character spends time focusing on fulfilling their needs.</text:p>
              <text:list>
                <text:list-item>
                  <text:p text:style-name="P79">At the beginning of a Rest, a character may spend a number of Hit Die up to their Constitution Modifier, rolling the dice and adding the total to their Current Vitality.</text:p>
                </text:list-item>
                <text:list-item>
                  <text:p text:style-name="P79">For every hour of contiguous Rest, a character regains...</text:p>
                  <text:list>
                    <text:list-item>
                      <text:p text:style-name="P79">one-eighth of their Maximum Vitality and Maximum Hit Dice</text:p>
                    </text:list-item>
                    <text:list-item>
                      <text:p text:style-name="P79">a number of spell slots equal to their spellcasting Ability Modifier of a level up to the number of hours spent at contiguous Rest. </text:p>
                    </text:list-item>
                  </text:list>
                </text:list-item>
                <text:list-item>
                  <text:p text:style-name="P79">For every eight hours of contiguous Rest, a character heals one Wound.</text:p>
                </text:list-item>
              </text:list>
            </text:list-item>
          </text:list>
        </text:list-item>
      </text:list>
      <text:p text:style-name="P19">Activities</text:p>
      <text:list xml:id="list5969691705023021906" text:style-name="L19">
        <text:list-item>
          <text:p text:style-name="P75">Forage</text:p>
          <text:list>
            <text:list-item>
              <text:p text:style-name="P80">To Forage, a character must temporarily depart from the main party. Make a Survival Skill Check against the environment's Forage Difficulty Class, as determined by your Referee and the <text:span text:style-name="T30">Environmental Effects Table</text:span><text:span text:style-name="T23"> in </text:span><text:span text:style-name="T25">Appendix A</text:span><text:span text:style-name="T23">.</text:span></text:p>
            </text:list-item>
            <text:list-item>
              <text:p text:style-name="P69">If you succeed, you gain your choice of a number of rations of edible food or potable water equal to the difference in the your total roll and the environment's Forage Difficulty Class divided by 2.</text:p>
            </text:list-item>
            <text:list-item>
              <text:p text:style-name="P80">You may Forage during an Activities Watch or a Slow Paced Travel Watch.</text:p>
            </text:list-item>
          </text:list>
        </text:list-item>
        <text:list-item>
          <text:p text:style-name="P75">Scout</text:p>
          <text:list>
            <text:list-item>
              <text:p text:style-name="P80">To Scout, your character must temporarily depart from the main party. Make a Survival Skill Check against the environment's Navigation Difficulty Class as determined by your Referee and the <text:span text:style-name="T30">Environmental Effects Table</text:span><text:span text:style-name="T23"> in </text:span><text:span text:style-name="T25">Appendix A</text:span>.</text:p>
            </text:list-item>
            <text:list-item>
              <text:p text:style-name="P69">If you succeed, you gain your choice of the following effects;</text:p>
              <text:list>
                <text:list-item>
                  <text:p text:style-name="P80"><text:span text:style-name="T23">You grant Advantage to all Navigate attempts until the end of the next </text:span><text:span text:style-name="T23">Watch.</text:span></text:p>
                </text:list-item>
                <text:list-item>
                  <text:p text:style-name="P69">You may Travel as though you were Traveling on a Trail until the end of the next Watch.</text:p>
                </text:list-item>
              </text:list>
            </text:list-item>
          </text:list>
        </text:list-item>
        <text:list-item>
          <text:p text:style-name="P75">Find Tracks</text:p>
          <text:list>
            <text:list-item>
              <text:p text:style-name="P80">To Find Tracks, your character must temporarily depart from the main party. Make a Survival Skill Check.</text:p>
              <text:list>
                <text:list-item>
                  <text:p text:style-name="P75"><text:span text:style-name="T34">If this roll beats a creature's Passive Stealth plus the Tracking Difficulty Class of the Environment as determined by your Referee and the </text:span><text:span text:style-name="T31">Environmental Effects Table</text:span><text:span text:style-name="T24"> in </text:span><text:span text:style-name="T23">Appendix A</text:span><text:span text:style-name="T34">, you find evidence of their previous presence and path. Until the end of the next Watch, your party's Navigator can follow this creature's tracks, and gain a plus 5 bonus to their Survival Check to do so.</text:span></text:p>
                </text:list-item>
              </text:list>
            </text:list-item>
            <text:list-item>
              <text:p text:style-name="P80"><text:span text:style-name="T34">You may </text:span>Find Tracks<text:span text:style-name="T34"> during an Activities Watch or a Slow Paced Travel Watch.</text:span></text:p>
            </text:list-item>
          </text:list>
        </text:list-item>
      </text:list>
      <text:p text:style-name="P17"/>
      <text:p text:style-name="P13">I'm Lost</text:p>
      <text:p text:style-name="P27">Lost Navigators continue making a Navigation Check once per watch. </text:p>
      <text:p text:style-name="P29"><text:span text:style-name="T34">If the Check succeeds, they will recognize that they are no longer certain of their direction of travel. Navigators who encounter a clear landmark or unexpectedly enter a distinctly new type of terrain can make an additional Navigation Check to realize that </text:span><text:soft-page-break/><text:span text:style-name="T34">they’ve become lost. Some circumstances may make it obvious to the characters that they have become lost without requiring any Check.</text:span></text:p>
      <text:p text:style-name="P27">A Navigator who realizes that they’ve become Lost has several options for reorienting themselves;</text:p>
      <text:p text:style-name="P31">Backtrack</text:p>
      <text:list xml:id="list3035692529620582655" text:style-name="L20">
        <text:list-item>
          <text:p text:style-name="P97">A Lost Navigator can follow their party's own tracks (see the Find Tracks Activity) in an attempt to reorient themselves. While tracking allows them to retrace their steps, they must still recognize the point at which they went off-route. </text:p>
          <text:list>
            <text:list-item>
              <text:list>
                <text:list-item>
                  <text:p text:style-name="P97">While a character is successfully backtracking, they may make a Navigation Check each Watch against the Navigation Difficulty Class of the environment. </text:p>
                  <text:list>
                    <text:list-item>
                      <text:p text:style-name="P97">On a success, the Navigator correctly recognize whether or not they have yet returned to the point at which they become Lost. </text:p>
                    </text:list-item>
                    <text:list-item>
                      <text:p text:style-name="P97">On a failure, the Navigator believes they correctly recognize here as the point at which they became Lost. Randomly determine the direction the Navigator believes is on-route by rolling 1d8.</text:p>
                    </text:list-item>
                  </text:list>
                </text:list-item>
              </text:list>
            </text:list-item>
          </text:list>
        </text:list-item>
      </text:list>
      <text:p text:style-name="P31">Find True North</text:p>
      <text:list xml:id="list8567307342940519938" text:style-name="L21">
        <text:list-item>
          <text:p text:style-name="P98">It is possible to determine true north without a compass or similar device by succeeding on a DC 16 Survival check. On a failed check, randomly determine the direction the Navigator believes is true north by rolling 1d8.</text:p>
        </text:list-item>
      </text:list>
      <text:p text:style-name="P31">Set a New Course</text:p>
      <text:list xml:id="list843885468297548913" text:style-name="L22">
        <text:list-item>
          <text:p text:style-name="P99">A Lost Navigator can attempt to precisely determine the direction they should be traveling in order to reach a known objective by making a Navigation Check at the Navigation DC of the terrain + 10. If the Navigator fails the check, they stay Lost.</text:p>
        </text:list-item>
      </text:list>
      <text:p text:style-name="P16">3c. Adventuring</text:p>
      <text:p text:style-name="P13">Equipment Mechanics</text:p>
      <text:p text:style-name="P11">No adventurer worth their weight in salt leaves to their adventure without the proper supplies. Equipment allows adventurers to perform tasks easier with than without, or tasks that they would otherwise be unable to perform. </text:p>
      <text:p text:style-name="P11"/>
      <text:p text:style-name="P11">A creature or vehicle may only carry as much as they have capacity to do so. Mechanically, this can be represented by a number of exchangeable slots as determined by the creature's Strength Modifier; a creature with a Strength Modifier of 0 has 1 <text:span text:style-name="T32">large</text:span> slot, 3 <text:span text:style-name="T32">medium</text:span> slots, and 5 <text:span text:style-name="T32">small</text:span> slots. </text:p>
      <text:p text:style-name="P11"/>
      <text:p text:style-name="P12"><text:span text:style-name="T36">For each point below 0, reduce the number of each available slot by one. For each point above 0, a creature gains 2 </text:span><text:span text:style-name="T33">medium</text:span><text:span text:style-name="T36"> slots and 5 </text:span><text:span text:style-name="T33">small</text:span><text:span text:style-name="T36"> slots. For every other point a creature gains above 0, they gain a </text:span><text:span text:style-name="T33">large</text:span><text:span text:style-name="T36"> slot.</text:span></text:p>
      <text:p text:style-name="P17"/>
      <text:list xml:id="list5651006222475565618" text:style-name="L23">
        <text:list-item>
          <text:p text:style-name="P86"><text:span text:style-name="T12">a </text:span><text:span text:style-name="T1">large</text:span><text:span text:style-name="T12"> slot can hold an item weighing up to 75lbs.</text:span></text:p>
          <text:list>
            <text:list-item>
              <text:p text:style-name="P84">You may carry heavier items by combining large slots, one slot for every 75lbs, rounding up (meaning if you wanna carry something that ways 76lbs, its gonna cost you two slots).</text:p>
            </text:list-item>
            <text:list-item>
              <text:p text:style-name="P87"><text:span text:style-name="T12">You may use a </text:span><text:span text:style-name="T14">large</text:span><text:span text:style-name="T12"> slot as five </text:span><text:span text:style-name="T14">medium</text:span><text:span text:style-name="T12"> slots.</text:span></text:p>
            </text:list-item>
          </text:list>
        </text:list-item>
        <text:list-item>
          <text:p text:style-name="P86"><text:span text:style-name="T12">a </text:span><text:span text:style-name="T1">medium</text:span><text:span text:style-name="T12"> slot can hold an item weighing up to 15lbs.</text:span></text:p>
          <text:list>
            <text:list-item>
              <text:p text:style-name="P87"><text:span text:style-name="T12">You may use a </text:span><text:span text:style-name="T14">medium</text:span><text:span text:style-name="T12"> slot as three </text:span><text:span text:style-name="T14">small</text:span><text:span text:style-name="T12"> slots.</text:span></text:p>
            </text:list-item>
          </text:list>
        </text:list-item>
        <text:list-item>
          <text:p text:style-name="P86"><text:span text:style-name="T12">a </text:span><text:span text:style-name="T1">small</text:span><text:span text:style-name="T12"> slot can hold an item weighing up to 5lbs.</text:span></text:p>
          <text:list>
            <text:list-item>
              <text:p text:style-name="P84">For the purposes of items weighing much less than five pounds, such as arrows, bolts, bullets, pellets, coinage, gems, and the like;</text:p>
              <text:list>
                <text:list-item>
                  <text:p text:style-name="P86"><text:span text:style-name="T12">a </text:span><text:span text:style-name="T1">small</text:span><text:span text:style-name="T12"> slot can hold up to 50 units of munitions with the </text:span><text:span text:style-name="T16">light</text:span><text:span text:style-name="T20"> tag, 25 units of munitions with out a weight tag, and 5 units of munitions with the </text:span><text:span text:style-name="T16">heavy</text:span><text:span text:style-name="T20"> tag.</text:span></text:p>
                </text:list-item>
                <text:list-item>
                  <text:p text:style-name="P87"><text:span text:style-name="T20">a </text:span><text:span text:style-name="T21">small</text:span><text:span text:style-name="T20"> slot can hold up to 100 carats of (sorted or mixed) gems or 500 coins.</text:span></text:p>
                </text:list-item>
                <text:list-item>
                  <text:p text:style-name="P87"><text:span text:style-name="T20">a </text:span><text:span text:style-name="T21">small</text:span><text:span text:style-name="T20"> slot can hold up to 10 other items of one-half-pound or less.</text:span></text:p>
                </text:list-item>
              </text:list>
            </text:list-item>
          </text:list>
        </text:list-item>
      </text:list>
      <text:p text:style-name="P17"/>
      <text:p text:style-name="P11"><text:soft-page-break/>In addition to any Slots a humanoid gains from their Strength Modifier, they also gain a number of “default” slots that have specific purposes;</text:p>
      <text:p text:style-name="P17"/>
      <text:p text:style-name="P20">Backpack Slot</text:p>
      <text:list xml:id="list5114655832413641932" text:style-name="L24">
        <text:list-item>
          <text:p text:style-name="P88"><text:span text:style-name="T12">This slot is considered </text:span><text:span text:style-name="T14">large</text:span><text:span text:style-name="T12">. This slot holds your primary travel container while you are wearing one. </text:span></text:p>
        </text:list-item>
      </text:list>
      <text:p text:style-name="P20">Armor Worn Slot</text:p>
      <text:list xml:id="list5191422423887159085" text:style-name="L25">
        <text:list-item>
          <text:p text:style-name="P85">This slot is considered <text:span text:style-name="T32">medium</text:span>. This slot holds your worn armor, if any, while you wear it. If you do not wear armor, or are not wearing any currently, you may use this slot as a normal <text:span text:style-name="T32">medium </text:span>slot.</text:p>
        </text:list-item>
      </text:list>
      <text:p text:style-name="P20">In Hands Slot</text:p>
      <text:list xml:id="list41685589" text:continue-numbering="true" text:style-name="L25">
        <text:list-item>
          <text:p text:style-name="P85">This slot is considered two <text:span text:style-name="T32">medium</text:span> slots. These slots hold any equipment that you are wielding in your hands.</text:p>
        </text:list-item>
      </text:list>
      <text:p text:style-name="P20">Across Back Slot</text:p>
      <text:list xml:id="list41677332" text:continue-numbering="true" text:style-name="L25">
        <text:list-item>
          <text:p text:style-name="P81">This slot is considered one <text:span text:style-name="T32">medium</text:span> slot and one <text:span text:style-name="T32">small</text:span> slot. These slots hold any one weapon stowed on your back, say in a scabbard or between your backpack &amp; back as the <text:span text:style-name="T32">medium</text:span> slot, and a container of ammunition as the <text:span text:style-name="T32">small</text:span> slot.</text:p>
        </text:list-item>
      </text:list>
      <text:p text:style-name="P17"/>
      <text:p text:style-name="P11">If a Mount or Vehicle is carrying any number of riders, Small creatures count as two <text:span text:style-name="T32">large</text:span> slots, Medium creatures count as three <text:span text:style-name="T32">large</text:span> slots, a Large creature counts as six <text:span text:style-name="T32">large</text:span> slots, and a Huge creature counts as twelve <text:span text:style-name="T32">large</text:span> slots.</text:p>
      <text:p text:style-name="P11"/>
      <text:p text:style-name="P11">Your Referee may have a selection of Equipment curated for the setting of your game, which may include mechanical tags not present here, but the entries included in the <text:span text:style-name="T30">Equipment Tables </text:span><text:span text:style-name="T23">and </text:span><text:span text:style-name="T30">Tag Tables</text:span><text:span text:style-name="T23"> in </text:span><text:span text:style-name="T25">Appendix A</text:span><text:span text:style-name="T23"> are presented as potentials for your game.</text:span></text:p>
      <text:p text:style-name="P11"/>
      <text:p text:style-name="P13">Needs</text:p>
      <text:p text:style-name="P11">A creature must fulfill a number of Needs every day. If they fail to do so, they may suffer debilitating effects, up to and including death.</text:p>
      <text:p text:style-name="P17"/>
      <text:list xml:id="list5710604136226136689" text:style-name="L26">
        <text:list-item>
          <text:p text:style-name="P82">A Medium creature <text:span text:style-name="T32">needs</text:span> to <text:span text:style-name="T32">eat</text:span> a full ration of food every day. For every size category above or below Medium, a creature needs to eat double or half that amount.</text:p>
          <text:list>
            <text:list-item>
              <text:p text:style-name="P82">A creature can survive a number of days without eating equal to three plus their Constitution Modifier. After reaching this number of days, for every day the creature continues to fail to eat, at the end of the day they gain a stack of Exhaustion.</text:p>
            </text:list-item>
            <text:list-item>
              <text:p text:style-name="P82">When a creature fulfills their eating needs after failing to do so for any number of days, they reduce that number by one and one-half.</text:p>
            </text:list-item>
          </text:list>
        </text:list-item>
        <text:list-item>
          <text:p text:style-name="P82">A Medium creature <text:span text:style-name="T32">needs</text:span> to <text:span text:style-name="T32">drink</text:span> a full gallon of potable liquids per day. <text:s/>For every size category above or below Medium, a creature needs to drink double or half that amount.</text:p>
          <text:list>
            <text:list-item>
              <text:p text:style-name="P100">A character who drinks more than ½ a gallon, but less than one gallon must succeed on a DC 15 Endurance check or gain a stack of Exhaustion at the end of the day. A character who drinks less than this amount gains a stack of Exhaustion at the end of the day.</text:p>
            </text:list-item>
          </text:list>
        </text:list-item>
        <text:list-item>
          <text:p text:style-name="P100">A creature <text:span text:style-name="T32">needs</text:span> to <text:span text:style-name="T32">sleep</text:span> for at least 6 hours every day. If a creature does not meet their required Sleep requirements they must succeed on a DC 20 Endurance check at the end of the day or suffer a stack of Exhaustion.</text:p>
        </text:list-item>
      </text:list>
      <text:p text:style-name="P17"/>
      <text:p text:style-name="P13">Social Interaction</text:p>
      <text:p text:style-name="P29">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general approaches regarding role-playing.</text:p>
      <text:p text:style-name="P30">Descriptive Role-playing</text:p>
      <text:p text:style-name="P29"><text:span text:style-name="T34">In this approach, you the Player verbally describe your character’s actions, speech, and mannerisms from the Third Person, speaking from without the perspective of your character. This can keep your roleplaying short, sweet, and to-the</text:span><text:span text:style-name="T34">-</text:span><text:span text:style-name="T34">point while focusing </text:span><text:span text:style-name="T34">on your character’s emotions, attitude, and intent.</text:span></text:p>
      <text:p text:style-name="P30"><text:soft-page-break/>Active Role-playing</text:p>
      <text:p text:style-name="P29"><text:span text:style-name="T34">If descriptive role-playing tells your </text:span><text:span text:style-name="T34">Referee</text:span><text:span text:style-name="T34"> and your fellow Players what your Character thinks and does, </text:span><text:span text:style-name="T34">a</text:span><text:span text:style-name="T34">ctive role-playing shows them. </text:span></text:p>
      <text:p text:style-name="P29"><text:span text:style-name="T34">In this approach</text:span><text:span text:style-name="T34">,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30">Interpreting Role-playing</text:p>
      <text:p text:style-name="P28">Your Referee uses your character’s actions and attitudes to determine how the world reacts. A cowardly NPC (non-Player-character) buckles under threats of violence. A stubborn NPC refuses to let anyone badger her. A vain NPC laps up flattery. When interacting with an NPC, you may be able to determine an NPC’s traits, flaws, ideals, and bonds, and manipulate them to your own goals.</text:p>
      <text:p text:style-name="P13"/>
      <text:p text:style-name="P13">Downtime</text:p>
      <text:p text:style-name="P11">Between the more “critical” scenes of an adventure, a character may have a period of Downtime. They may spend this time as they wish, just as you or I would; interacting with our surroundings, talking with the people we know, and spending time doing things we care for. </text:p>
      <text:p text:style-name="P11"/>
      <text:p text:style-name="P11">For the purposes of Timekeeping, a Watch spent performing a Downtime activity is considered an Activities Watch. Your Referee may have additional rulings for some Downtime activities, and would be responsible for creating such a ruling in the case that in the following activity rulings, presented as potentials for your game, do not accurately represent your character's Downtime activity;</text:p>
      <text:p text:style-name="P11"/>
      <text:list xml:id="list2620988894415104173" text:style-name="L27">
        <text:list-item>
          <text:p text:style-name="P76">Crafting</text:p>
          <text:list>
            <text:list-item>
              <text:p text:style-name="P70">Choose a piece of Equipment your character knows how to craft. To begin the crafting process, you must expend a value of raw materials equal to half the market value of the chosen Equipment. You may spend coinage in place of raw materials when your Referee agrees it is reasonable to do so.</text:p>
            </text:list-item>
            <text:list-item>
              <text:p text:style-name="P70">For each Watch of Downtime you spend Crafting, you may make a Crafting Check in an attempt to progress through the Crafting process. Make a Intelligence based Skill Check of your choice that your Referee agrees is reasonable for this Crafting Check, and note the total value. </text:p>
            </text:list-item>
            <text:list-item>
              <text:p text:style-name="P70">To complete the Crafting of an Equipment, you must gather a total value across all Crafting Checks made for this Craft equal to the market value of the Equipment. </text:p>
              <text:list>
                <text:list-item>
                  <text:p text:style-name="P70">If the Equipment you are crafting is Magical, instead, you must gather twice the market value of the equipment to complete the Craft instead, unless you are using Profession (Enchanter) or (Alchemist) as your Skill of choice for the Craft.</text:p>
                </text:list-item>
              </text:list>
            </text:list-item>
            <text:list-item>
              <text:p text:style-name="P70">Once complete, at the end of the Watch, you may add the Crafted Equipment to your inventory.</text:p>
            </text:list-item>
          </text:list>
        </text:list-item>
        <text:list-item>
          <text:p text:style-name="P76">Carousing</text:p>
          <text:list>
            <text:list-item>
              <text:p text:style-name="P83">For each Watch of Downtime you spend Carousing, spend four times your level in coinage, then roll a Charisma (Diplomacy) Skill Check.</text:p>
              <text:list>
                <text:list-item>
                  <text:p text:style-name="P83">If the Diplomacy Check is less than or equal to five, you made a hostile contact.</text:p>
                </text:list-item>
                <text:list-item>
                  <text:p text:style-name="P83">If the Diplomacy Check is greater than ten, you made some number of allied contacts. This number is equal to your Diplomacy Check minus five, divided by five, and then round down. </text:p>
                </text:list-item>
              </text:list>
            </text:list-item>
          </text:list>
        </text:list-item>
        <text:list-item>
          <text:p text:style-name="P76">Intensive Care</text:p>
          <text:list>
            <text:list-item>
              <text:p text:style-name="P83">For each Watch of Downtime you spend under Intensive Care, you may attempt to heal a Wound. Make a Constitution (Endurance) Skill Check. If you beat a DC of 14, you heal one Wound.</text:p>
            </text:list-item>
          </text:list>
        </text:list-item>
        <text:list-item>
          <text:p text:style-name="P76">Directed Research</text:p>
          <text:list>
            <text:list-item>
              <text:p text:style-name="P83">For each Watch of Downtime you spend performing Directed Research, you may attempt to gain specific knowledge or lore. Make a Intelligence (Knowledge) Skill Check with which you are proficient and your Referee agrees is relevant to your topic of research.</text:p>
              <text:list>
                <text:list-item>
                  <text:p text:style-name="P83">If the Knowledge Check is greater than ten, you discovered a number of pieces of lore you <text:soft-page-break/>did not know before. This number is equal to your Knowledge Check minus five, divided by five, and then round down.</text:p>
                </text:list-item>
              </text:list>
            </text:list-item>
          </text:list>
        </text:list-item>
        <text:list-item>
          <text:p text:style-name="P76">Working</text:p>
          <text:list>
            <text:list-item>
              <text:p text:style-name="P83">For each Watch of Downtime you spend Working as a Professional or a Performer, you earn a wage in coinage. Make a Profession or Performance Skill Check. The wage is equal to that amount multiplied by three if you made a Profession Skill Check or two if you made a Performance Skill Check.</text:p>
            </text:list-item>
          </text:list>
        </text:list-item>
        <text:list-item>
          <text:p text:style-name="P76">Improve Proficiency</text:p>
          <text:list>
            <text:list-item>
              <text:p text:style-name="P83">For each month of Downtime you spend attempting to Improve Proficiency, choose a Skill or Equipment you are not Proficient in, then make a Intelligence Check and add your Proficiency Bonus. If the total is 21 or higher, you gain the Proficiency of your choice.</text:p>
            </text:list-item>
            <text:list-item>
              <text:p text:style-name="P83">For each year of Downtime you spend attempting to Improve Proficiency, <text:s/>choose a Skill or Equipment you are Proficient in, then make a Intelligence Check and add your Proficiency Bonus. If the total is 31 or higher, you gain Expertise in that Skill or Equipment.</text:p>
            </text:list-item>
          </text:list>
        </text:list-item>
        <text:list-item>
          <text:p text:style-name="P76">Volunteering</text:p>
          <text:list>
            <text:list-item>
              <text:p text:style-name="P83">For every Watch of Downtime you spend Volunteering, make a d20 roll. If the roll is 10 or above, you gain a Moral Advantage you may spend at any time to gain advantage on a Check, Save, or Attack of your choice you make within a day. You can only ever have a number of Moral Advantages equal to half your Proficiency Bonus, rounded up.</text:p>
            </text:list-item>
          </text:list>
        </text:list-item>
      </text:list>
      <text:p text:style-name="P11"/>
      <text:p text:style-name="P13">Gaining Levels</text:p>
      <text:p text:style-name="P11">As your character adventures they will overcome and fail against many obstacles – physical, mental, social, and otherwise. Your Referee will award your characters a number of Experience Points based on the obstacles they presented, so long as they at least survive. </text:p>
      <text:p text:style-name="P11"/>
      <text:p text:style-name="P11">Experience Points are not expended as you gain a level, they are simply added upon. To advance from Zeroth to First Level, a character must earn a total of 100 Experience Points.</text:p>
      <text:p text:style-name="P11"/>
      <text:p text:style-name="P11">The total Experience Points required to advance to the next level is three times the number of Experience Points required to advance to your current level for the first eight levels, and one and one-half times that number for the last twelve. These values are displayed for your convenience in the <text:span text:style-name="T30">Experience Points to Total Level to Proficiency Bonus Table</text:span><text:span text:style-name="T23"> in </text:span><text:span text:style-name="T25">Appendix A</text:span><text:span text:style-name="T23">.</text:span></text:p>
      <text:p text:style-name="P11"/>
      <text:p text:style-name="P16">3d. Combat</text:p>
      <text:p text:style-name="P11">To transition from the free-form Adventuring to the more structured Combat, first, your Referee must determine which if any of the participants of the upcoming Combat are reasonably subject to the Surprised Condition. Second, your Referee must compile the Initiative Order. Third, all participants must establish their initial positioning. Fourth, and finally, Combat may begin with the first participant in the Initiative Order. After all participants have taken their turns in a round, begin another or transition out of Combat. </text:p>
      <text:p text:style-name="P11"/>
      <text:p text:style-name="P13">Initiative</text:p>
      <text:p text:style-name="P11">To determine your positioning in the Initiative Order, make a Dexterity (Initiative) Check, and, upon request, present your total to your Referee. If you and another participant tie in your Initiative, the participant with the higher Dexterity Score goes before one with a lower Score.</text:p>
      <text:p text:style-name="P11"/>
      <text:p text:style-name="P13">Your Turn</text:p>
      <text:p text:style-name="P13"><text:span text:style-name="T34">On your turn, you gain four Action resources. A Full Action, a Minor Action, a Move Action, and a Reaction. You may only use your Actions on your turn – with the exception of your Reaction, which you may spend at any time during a round. An Action you gain </text:span><text:soft-page-break/><text:span text:style-name="T34">from an ability or feature will provide it's cost in the text of the ability. If you would like to improvise an Action without “proper rules”, work with your Referee to determine what Abilities, Proficiencies, and other modifiers would apply to that action, and what the Costs of doing so would be.</text:span></text:p>
      <text:p text:style-name="P11"/>
      <text:p text:style-name="P14">Full Actions</text:p>
      <text:p text:style-name="P14"/>
      <text:list xml:id="list617692671244073505" text:style-name="L35">
        <text:list-item>
          <text:p text:style-name="P57">Attack</text:p>
        </text:list-item>
        <text:list-item>
          <text:p text:style-name="P57">Cast a Spell with a Casting Time of a Full Action</text:p>
        </text:list-item>
        <text:list-item>
          <text:p text:style-name="P57">Sprint</text:p>
        </text:list-item>
        <text:list-item>
          <text:p text:style-name="P57">Disengage</text:p>
        </text:list-item>
        <text:list-item>
          <text:p text:style-name="P57">Defend</text:p>
        </text:list-item>
        <text:list-item>
          <text:p text:style-name="P57">Assist</text:p>
        </text:list-item>
        <text:list-item>
          <text:p text:style-name="P57">Hide</text:p>
        </text:list-item>
        <text:list-item>
          <text:p text:style-name="P57">Prepare Reaction</text:p>
        </text:list-item>
      </text:list>
      <text:p text:style-name="P15"/>
      <text:p text:style-name="P14">Minor Actions</text:p>
      <text:p text:style-name="P14"/>
      <text:list xml:id="list2064663240121486190" text:style-name="L37">
        <text:list-item>
          <text:p text:style-name="P58">Interact with Objects</text:p>
        </text:list-item>
        <text:list-item>
          <text:p text:style-name="P58">Cast a Spell with a Casting Time of a Minor Action</text:p>
        </text:list-item>
      </text:list>
      <text:p text:style-name="P15"/>
      <text:p text:style-name="P14">Move Actions</text:p>
      <text:p text:style-name="P14"/>
      <text:p text:style-name="P15">Move Actions cost Speed. You may take as many Move Actions on your turn as you may pay for. If you have more than one Speed, you may spend an amount of Speed on your turn equal to the largest single value of your Speeds.</text:p>
      <text:p text:style-name="P15"/>
      <text:list xml:id="list5152005415251482756" text:style-name="L38">
        <text:list-item>
          <text:p text:style-name="P59">Advance</text:p>
        </text:list-item>
        <text:list-item>
          <text:p text:style-name="P59">Take Cover</text:p>
        </text:list-item>
        <text:list-item>
          <text:p text:style-name="P59">Enter / Exit Prone</text:p>
        </text:list-item>
      </text:list>
      <text:p text:style-name="P15"/>
      <text:p text:style-name="P14">Reactions</text:p>
      <text:p text:style-name="P14"/>
      <text:list xml:id="list527850350381916728" text:style-name="L39">
        <text:list-item>
          <text:p text:style-name="P43">Delay</text:p>
        </text:list-item>
        <text:list-item>
          <text:p text:style-name="P43">Opportunity Attack</text:p>
        </text:list-item>
      </text:list>
      <text:p text:style-name="P11"/>
      <text:p text:style-name="P13">Attacking</text:p>
      <text:p text:style-name="P11">When you make an Attack against a valid target within range, make an Attack Roll, adding an Ability Modifier and your Proficiency Bonus if you are proficient in the attack. If the total of your Attack Roll is equal to or greater than your target's Armor Class, you hit. When you hit with a Weapon Attack, you deal your Weapon's damage. When you hit with a Spell Attack, your spell takes it's effect.</text:p>
      <text:p text:style-name="P13"/>
      <text:p text:style-name="P13">Vitality and Wounds</text:p>
      <text:p text:style-name="P11">A character has a maximum vitality equal to their maximum possible roll on their total Hit Dice plus their Constitution Modifier multiplied by their total Class Levels.</text:p>
      <text:p text:style-name="P11"/>
      <text:p text:style-name="P11">When a character is hit with an attack or ability that does damage, they may either choose to expend a number of their Current Vitality equal to the amount of damage dealt or take a Wound. </text:p>
      <text:p text:style-name="P11"/>
      <text:p text:style-name="P11"><text:soft-page-break/>If a character cannot expend enough Vitality to equal the amount of damage dealt, they must take a Wound instead.</text:p>
      <text:p text:style-name="P11"/>
      <text:p text:style-name="P11">When a character gains a Wound, they may spend a number of Hit Dice equal to their Constitution Modifier, rolling them and adding the total amount to their Current Vitality.</text:p>
      <text:p text:style-name="P11"/>
      <text:p text:style-name="P11">After a character takes a number of Wounds equal to their Constitution Modifier, they will make a Death Call any time they take another Wound. To make a Death Call, roll a d20. If the number is less than 10, you gain a stack of Exhaustion.</text:p>
      <text:p text:style-name="P11"/>
      <text:p text:style-name="P11">If a character would ever have a number of Wounds equal to half their Constitution Score, rounded down, they die instead.</text:p>
      <text:p text:style-name="P11"/>
      <text:p text:style-name="P13">Spellcasting during Combat</text:p>
      <text:p text:style-name="P13">Environment</text:p>
      <text:p text:style-name="P13">Positioning</text:p>
      <text:p text:style-name="P13">Conditions</text:p>
      <text:p text:style-name="P11"/>
      <text:p text:style-name="P16">3e. Magic</text:p>
      <text:p text:style-name="P11">Sources and Delineations</text:p>
      <text:p text:style-name="P11">Preparing and Casting</text:p>
      <text:p text:style-name="P11">Creativity</text:p>
      <text:p text:style-name="P11">Alchemy</text:p>
      <text:p text:style-name="P11">Magical Items</text:p>
      <text:p text:style-name="P11"><text:tab/>Buying and Selling?</text:p>
      <text:h text:style-name="P92" text:outline-level="1">Glossary</text:h>
      <text:p text:style-name="P8">Credits &amp; Special Thanks</text:p>
      <text:h text:style-name="P93" text:outline-level="1">Appendix A: Tables</text:h>
      <text:p text:style-name="P14"/>
      <text:p text:style-name="P14">Weight Tags</text:p>
      <text:list xml:id="list7719688928406667413" text:style-name="L28">
        <text:list-item>
          <text:p text:style-name="P50">Light</text:p>
        </text:list-item>
        <text:list-item>
          <text:p text:style-name="P50">Heavy</text:p>
        </text:list-item>
        <text:list-item>
          <text:p text:style-name="P50">Very Heavy</text:p>
        </text:list-item>
      </text:list>
      <text:p text:style-name="P14">Damage Tags</text:p>
      <text:list xml:id="list3882103364170162272" text:style-name="L29">
        <text:list-item>
          <text:p text:style-name="P51">Acid</text:p>
        </text:list-item>
        <text:list-item>
          <text:p text:style-name="P51">Bludgeoning</text:p>
        </text:list-item>
        <text:list-item>
          <text:p text:style-name="P51">Cold</text:p>
        </text:list-item>
        <text:list-item>
          <text:p text:style-name="P51">Fire</text:p>
        </text:list-item>
        <text:list-item>
          <text:p text:style-name="P51">Force</text:p>
        </text:list-item>
        <text:list-item>
          <text:p text:style-name="P51">Lightning</text:p>
        </text:list-item>
        <text:list-item>
          <text:p text:style-name="P51">Necrotic</text:p>
        </text:list-item>
        <text:list-item>
          <text:p text:style-name="P51">Piercing</text:p>
        </text:list-item>
        <text:list-item>
          <text:p text:style-name="P51">Poison</text:p>
        </text:list-item>
        <text:list-item>
          <text:p text:style-name="P51">Psychic</text:p>
        </text:list-item>
        <text:list-item>
          <text:p text:style-name="P51">Radiant</text:p>
        </text:list-item>
        <text:list-item>
          <text:p text:style-name="P51">Slashing</text:p>
        </text:list-item>
        <text:list-item>
          <text:p text:style-name="P51">Thunder</text:p>
        </text:list-item>
      </text:list>
      <text:p text:style-name="P14">Weapon Tags</text:p>
      <text:list xml:id="list562522730137056647" text:style-name="L30">
        <text:list-item>
          <text:p text:style-name="P52">Melee (…)</text:p>
        </text:list-item>
        <text:list-item>
          <text:p text:style-name="P52">Ranged (...)</text:p>
        </text:list-item>
        <text:list-item>
          <text:p text:style-name="P52">Thrown (...)</text:p>
        </text:list-item>
        <text:list-item>
          <text:p text:style-name="P52">Munition</text:p>
        </text:list-item>
        <text:list-item>
          <text:p text:style-name="P52">Quick</text:p>
        </text:list-item>
        <text:list-item>
          <text:p text:style-name="P52">Versatile (...)</text:p>
        </text:list-item>
        <text:list-item>
          <text:p text:style-name="P52">Two-Handed</text:p>
        </text:list-item>
        <text:list-item>
          <text:p text:style-name="P52">Unwieldy</text:p>
        </text:list-item>
        <text:list-item>
          <text:p text:style-name="P52">Bash</text:p>
        </text:list-item>
        <text:list-item>
          <text:p text:style-name="P52">Pummel</text:p>
        </text:list-item>
        <text:list-item>
          <text:p text:style-name="P52">En-Route</text:p>
        </text:list-item>
        <text:list-item>
          <text:p text:style-name="P52">Pin</text:p>
        </text:list-item>
        <text:list-item>
          <text:p text:style-name="P52">Charge</text:p>
        </text:list-item>
        <text:list-item>
          <text:p text:style-name="P52">Sunder</text:p>
        </text:list-item>
        <text:list-item>
          <text:p text:style-name="P52">Called Shot</text:p>
        </text:list-item>
        <text:list-item>
          <text:p text:style-name="P52">Sweep</text:p>
        </text:list-item>
        <text:list-item>
          <text:p text:style-name="P52">Reactive Grapple</text:p>
        </text:list-item>
        <text:list-item>
          <text:p text:style-name="P52">Wrap</text:p>
        </text:list-item>
        <text:list-item>
          <text:p text:style-name="P52">Return</text:p>
        </text:list-item>
      </text:list>
      <text:p text:style-name="P14">Armor Tags</text:p>
      <text:list xml:id="list1943241526680530750" text:style-name="L31">
        <text:list-item>
          <text:p text:style-name="P53">Material (…)</text:p>
        </text:list-item>
        <text:list-item>
          <text:p text:style-name="P53">Style (...)</text:p>
        </text:list-item>
        <text:list-item>
          <text:p text:style-name="P53">Strength Requirement (…)</text:p>
        </text:list-item>
        <text:list-item>
          <text:p text:style-name="P53">Stealth Disadvantage</text:p>
        </text:list-item>
        <text:list-item>
          <text:p text:style-name="P53">Stealth Bonus (…)</text:p>
        </text:list-item>
        <text:list-item>
          <text:p text:style-name="P53">Damage Reduction</text:p>
        </text:list-item>
        <text:list-item>
          <text:p text:style-name="P53">Spiked</text:p>
        </text:list-item>
        <text:list-item>
          <text:p text:style-name="P53"><text:soft-page-break/>Bash</text:p>
        </text:list-item>
      </text:list>
      <text:p text:style-name="P14">Gear Tags</text:p>
      <text:list xml:id="list5741419772651126368" text:style-name="L32">
        <text:list-item>
          <text:p text:style-name="P54">Kit (...)</text:p>
        </text:list-item>
        <text:list-item>
          <text:p text:style-name="P54">Tool (...)</text:p>
        </text:list-item>
        <text:list-item>
          <text:p text:style-name="P54">Comfort (...)</text:p>
        </text:list-item>
        <text:list-item>
          <text:p text:style-name="P54">Illumination (...)</text:p>
        </text:list-item>
        <text:list-item>
          <text:p text:style-name="P54">Clothing (...)</text:p>
        </text:list-item>
        <text:list-item>
          <text:p text:style-name="P54">Focus (...)</text:p>
        </text:list-item>
        <text:list-item>
          <text:p text:style-name="P54">Container</text:p>
        </text:list-item>
        <text:list-item>
          <text:p text:style-name="P54">Food</text:p>
        </text:list-item>
        <text:list-item>
          <text:p text:style-name="P54">Drink</text:p>
        </text:list-item>
        <text:list-item>
          <text:p text:style-name="P54">Spice</text:p>
        </text:list-item>
        <text:list-item>
          <text:p text:style-name="P54">Vice</text:p>
        </text:list-item>
      </text:list>
      <text:p text:style-name="P14">Mount &amp; Vehicle Tags</text:p>
      <text:list xml:id="list4090603784516372583" text:style-name="L33">
        <text:list-item>
          <text:p text:style-name="P55">Size (…)</text:p>
        </text:list-item>
        <text:list-item>
          <text:p text:style-name="P55">Speed (…)</text:p>
        </text:list-item>
        <text:list-item>
          <text:p text:style-name="P55">Capacity (...)</text:p>
        </text:list-item>
      </text:list>
      <text:list xml:id="list6218443019451191302" text:style-name="L34">
        <text:list-item>
          <text:p text:style-name="P56">Comfort (…)</text:p>
        </text:list-item>
      </text:list>
      <text:p text:style-name="P2"/>
      <text:h text:style-name="P93" text:outline-level="1">Appendix B: Feats</text:h>
      <text:p text:style-name="P8">Appendix C: Useful She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1DT4H21M35S</meta:editing-duration>
    <meta:editing-cycles>55</meta:editing-cycles>
    <meta:generator>OpenOffice/4.1.12$Win32 OpenOffice.org_project/4112m1$Build-9809</meta:generator>
    <dc:date>2022-08-21T21:43:54.13</dc:date>
    <meta:document-statistic meta:table-count="1" meta:image-count="0" meta:object-count="0" meta:page-count="41" meta:paragraph-count="631" meta:word-count="9548" meta:character-count="54753"/>
  </office:meta>
</office:document-meta>
</file>